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DejaVu Sans Mono" fo:font-size="9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.5pt" style:font-style-asian="normal" style:font-weight-asian="normal" style:font-name-complex="DejaVu Sans Mono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a9b7c6" style:text-outline="false" style:text-line-through-style="none" style:font-name="DejaVu Sans Mono" fo:font-size="9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9.5pt" style:font-style-asian="normal" style:font-weight-asian="normal" style:font-name-complex="DejaVu Sans Mono" style:font-size-complex="5.40000009536743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>
            <text:p>analizerCNN_ResNeXt_v0,5,0_Adam_Cross_004_11</text:p>
          </table:table-cell>
          <table:table-cell table:number-columns-repeated="14"/>
        </table:table-row>
        <table:table-row table:style-name="ro1">
          <table:table-cell office:value-type="string">
            <text:p>CL</text:p>
          </table:table-cell>
          <table:table-cell office:value-type="string">
            <text:p>VA:004_11</text:p>
          </table:table-cell>
          <table:table-cell office:value-type="string">
            <text:p>VA:004_12</text:p>
          </table:table-cell>
          <table:table-cell office:value-type="string">
            <text:p>VA:004_13</text:p>
          </table:table-cell>
          <table:table-cell office:value-type="string">
            <text:p>VA:004_14</text:p>
          </table:table-cell>
          <table:table-cell office:value-type="string">
            <text:p>VA:004_15</text:p>
          </table:table-cell>
          <table:table-cell office:value-type="string">
            <text:p>VA:004_15_1</text:p>
          </table:table-cell>
          <table:table-cell table:number-columns-repeated="5"/>
          <table:table-cell office:value-type="float" office:value="2105">
            <text:p>2105</text:p>
          </table:table-cell>
          <table:table-cell office:value-type="float" office:value="11.21">
            <text:p>11,21</text:p>
          </table:table-cell>
          <table:table-cell office:value-type="float" office:value="112.13">
            <text:p>112,13</text:p>
          </table:table-cell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11.0947532653809">
            <text:p>11,09</text:p>
          </table:table-cell>
          <table:table-cell office:value-type="float" office:value="11.101">
            <text:p>11,1</text:p>
          </table:table-cell>
          <table:table-cell office:value-type="float" office:value="11.19">
            <text:p>11,19</text:p>
          </table:table-cell>
          <table:table-cell office:value-type="float" office:value="11.21">
            <text:p>11,21</text:p>
          </table:table-cell>
          <table:table-cell office:value-type="float" office:value="11.29">
            <text:p>11,29</text:p>
          </table:table-cell>
          <table:table-cell office:value-type="float" office:value="13.89">
            <text:p>13,89</text:p>
          </table:table-cell>
          <table:table-cell table:number-columns-repeated="5"/>
          <table:table-cell office:value-type="float" office:value="34">
            <text:p>34</text:p>
          </table:table-cell>
          <table:table-cell office:value-type="float" office:value="2.04">
            <text:p>2,04</text:p>
          </table:table-cell>
          <table:table-cell office:value-type="float" office:value="20.38">
            <text:p>20,3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.97302043437958">
            <text:p>1,97</text:p>
          </table:table-cell>
          <table:table-cell office:value-type="float" office:value="2.062">
            <text:p>2,06</text:p>
          </table:table-cell>
          <table:table-cell office:value-type="float" office:value="2.06">
            <text:p>2,06</text:p>
          </table:table-cell>
          <table:table-cell office:value-type="float" office:value="2.04">
            <text:p>2,04</text:p>
          </table:table-cell>
          <table:table-cell office:value-type="float" office:value="2.05">
            <text:p>2,05</text:p>
          </table:table-cell>
          <table:table-cell office:value-type="float" office:value="2.45">
            <text:p>2,45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196">
            <text:p>1196</text:p>
          </table:table-cell>
          <table:table-cell office:value-type="float" office:value="17.19">
            <text:p>17,19</text:p>
          </table:table-cell>
          <table:table-cell office:value-type="float" office:value="171.94">
            <text:p>171,94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17.0631847381592">
            <text:p>17,06</text:p>
          </table:table-cell>
          <table:table-cell office:value-type="float" office:value="17.127">
            <text:p>17,13</text:p>
          </table:table-cell>
          <table:table-cell office:value-type="float" office:value="17.24">
            <text:p>17,24</text:p>
          </table:table-cell>
          <table:table-cell office:value-type="float" office:value="17.19">
            <text:p>17,19</text:p>
          </table:table-cell>
          <table:table-cell office:value-type="float" office:value="17.31">
            <text:p>17,31</text:p>
          </table:table-cell>
          <table:table-cell office:value-type="float" office:value="22.15">
            <text:p>22,15</text:p>
          </table:table-cell>
          <table:table-cell table:number-columns-repeated="5"/>
          <table:table-cell office:value-type="float" office:value="37">
            <text:p>37</text:p>
          </table:table-cell>
          <table:table-cell office:value-type="float" office:value="5.34">
            <text:p>5,34</text:p>
          </table:table-cell>
          <table:table-cell office:value-type="float" office:value="53.42">
            <text:p>53,42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.4652099609375">
            <text:p>5,47</text:p>
          </table:table-cell>
          <table:table-cell office:value-type="float" office:value="5.462">
            <text:p>5,46</text:p>
          </table:table-cell>
          <table:table-cell office:value-type="float" office:value="5.39">
            <text:p>5,39</text:p>
          </table:table-cell>
          <table:table-cell office:value-type="float" office:value="5.34">
            <text:p>5,34</text:p>
          </table:table-cell>
          <table:table-cell office:value-type="float" office:value="5.37">
            <text:p>5,37</text:p>
          </table:table-cell>
          <table:table-cell office:value-type="float" office:value="10.09">
            <text:p>10,0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65">
            <text:p>565</text:p>
          </table:table-cell>
          <table:table-cell office:value-type="float" office:value="13.95">
            <text:p>13,95</text:p>
          </table:table-cell>
          <table:table-cell office:value-type="float" office:value="139.5">
            <text:p>139,5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3.880934715271">
            <text:p>13,88</text:p>
          </table:table-cell>
          <table:table-cell office:value-type="float" office:value="13.946">
            <text:p>13,95</text:p>
          </table:table-cell>
          <table:table-cell office:value-type="float" office:value="13.96">
            <text:p>13,96</text:p>
          </table:table-cell>
          <table:table-cell office:value-type="float" office:value="13.95">
            <text:p>13,95</text:p>
          </table:table-cell>
          <table:table-cell office:value-type="float" office:value="14.04">
            <text:p>14,04</text:p>
          </table:table-cell>
          <table:table-cell office:value-type="float" office:value="18.13">
            <text:p>18,13</text:p>
          </table:table-cell>
          <table:table-cell table:number-columns-repeated="5"/>
          <table:table-cell office:value-type="float" office:value="42">
            <text:p>42</text:p>
          </table:table-cell>
          <table:table-cell office:value-type="float" office:value="-0.77">
            <text:p>-0,77</text:p>
          </table:table-cell>
          <table:table-cell office:value-type="float" office:value="-7.65">
            <text:p>-7,65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-0.813659429550171">
            <text:p>-0,81</text:p>
          </table:table-cell>
          <table:table-cell office:value-type="float" office:value="-0.784">
            <text:p>-0,78</text:p>
          </table:table-cell>
          <table:table-cell office:value-type="float" office:value="-0.86">
            <text:p>-0,86</text:p>
          </table:table-cell>
          <table:table-cell office:value-type="float" office:value="-0.77">
            <text:p>-0,77</text:p>
          </table:table-cell>
          <table:table-cell office:value-type="float" office:value="-0.78">
            <text:p>-0,78</text:p>
          </table:table-cell>
          <table:table-cell office:value-type="float" office:value="0.82">
            <text:p>0,82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222">
            <text:p>1222</text:p>
          </table:table-cell>
          <table:table-cell office:value-type="float" office:value="11.41">
            <text:p>11,41</text:p>
          </table:table-cell>
          <table:table-cell office:value-type="float" office:value="114.11">
            <text:p>114,11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11.234582901001">
            <text:p>11,23</text:p>
          </table:table-cell>
          <table:table-cell office:value-type="float" office:value="11.247">
            <text:p>11,25</text:p>
          </table:table-cell>
          <table:table-cell office:value-type="float" office:value="11.36">
            <text:p>11,36</text:p>
          </table:table-cell>
          <table:table-cell office:value-type="float" office:value="11.41">
            <text:p>11,41</text:p>
          </table:table-cell>
          <table:table-cell office:value-type="float" office:value="11.49">
            <text:p>11,49</text:p>
          </table:table-cell>
          <table:table-cell office:value-type="float" office:value="18.57">
            <text:p>18,57</text:p>
          </table:table-cell>
          <table:table-cell table:number-columns-repeated="5"/>
          <table:table-cell office:value-type="float" office:value="47">
            <text:p>47</text:p>
          </table:table-cell>
          <table:table-cell office:value-type="float" office:value="0.46">
            <text:p>0,46</text:p>
          </table:table-cell>
          <table:table-cell office:value-type="float" office:value="4.57">
            <text:p>4,5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3187495470047">
            <text:p>0,32</text:p>
          </table:table-cell>
          <table:table-cell office:value-type="float" office:value="0.386">
            <text:p>0,39</text:p>
          </table:table-cell>
          <table:table-cell office:value-type="float" office:value="0.4">
            <text:p>0,4</text:p>
          </table:table-cell>
          <table:table-cell office:value-type="float" office:value="0.46">
            <text:p>0,46</text:p>
          </table:table-cell>
          <table:table-cell office:value-type="float" office:value="0.5">
            <text:p>0,5</text:p>
          </table:table-cell>
          <table:table-cell office:value-type="float" office:value="0.47">
            <text:p>0,47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835">
            <text:p>835</text:p>
          </table:table-cell>
          <table:table-cell office:value-type="float" office:value="19.45">
            <text:p>19,45</text:p>
          </table:table-cell>
          <table:table-cell office:value-type="float" office:value="194.46">
            <text:p>194,46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9.3464050292969">
            <text:p>19,35</text:p>
          </table:table-cell>
          <table:table-cell office:value-type="float" office:value="19.361">
            <text:p>19,36</text:p>
          </table:table-cell>
          <table:table-cell office:value-type="float" office:value="19.38">
            <text:p>19,38</text:p>
          </table:table-cell>
          <table:table-cell office:value-type="float" office:value="19.45">
            <text:p>19,45</text:p>
          </table:table-cell>
          <table:table-cell office:value-type="float" office:value="19.25">
            <text:p>19,25</text:p>
          </table:table-cell>
          <table:table-cell office:value-type="float" office:value="23.76">
            <text:p>23,76</text:p>
          </table:table-cell>
          <table:table-cell table:number-columns-repeated="5"/>
          <table:table-cell office:value-type="float" office:value="71">
            <text:p>71</text:p>
          </table:table-cell>
          <table:table-cell office:value-type="float" office:value="2.99">
            <text:p>2,99</text:p>
          </table:table-cell>
          <table:table-cell office:value-type="float" office:value="29.92">
            <text:p>29,9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.93067264556885">
            <text:p>2,93</text:p>
          </table:table-cell>
          <table:table-cell office:value-type="float" office:value="3.073">
            <text:p>3,07</text:p>
          </table:table-cell>
          <table:table-cell office:value-type="float" office:value="3.05">
            <text:p>3,05</text:p>
          </table:table-cell>
          <table:table-cell office:value-type="float" office:value="2.99">
            <text:p>2,99</text:p>
          </table:table-cell>
          <table:table-cell office:value-type="float" office:value="2.83">
            <text:p>2,83</text:p>
          </table:table-cell>
          <table:table-cell office:value-type="float" office:value="1.71">
            <text:p>1,7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345">
            <text:p>1345</text:p>
          </table:table-cell>
          <table:table-cell office:value-type="float" office:value="10.07">
            <text:p>10,07</text:p>
          </table:table-cell>
          <table:table-cell office:value-type="float" office:value="100.7">
            <text:p>100,7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9.90940189361572">
            <text:p>9,91</text:p>
          </table:table-cell>
          <table:table-cell office:value-type="float" office:value="9.938">
            <text:p>9,94</text:p>
          </table:table-cell>
          <table:table-cell office:value-type="float" office:value="9.98">
            <text:p>9,98</text:p>
          </table:table-cell>
          <table:table-cell office:value-type="float" office:value="10.07">
            <text:p>10,07</text:p>
          </table:table-cell>
          <table:table-cell office:value-type="float" office:value="10.17">
            <text:p>10,17</text:p>
          </table:table-cell>
          <table:table-cell office:value-type="float" office:value="13.89">
            <text:p>13,89</text:p>
          </table:table-cell>
          <table:table-cell table:number-columns-repeated="5"/>
          <table:table-cell office:value-type="float" office:value="72">
            <text:p>72</text:p>
          </table:table-cell>
          <table:table-cell office:value-type="float" office:value="3.37">
            <text:p>3,37</text:p>
          </table:table-cell>
          <table:table-cell office:value-type="float" office:value="33.74">
            <text:p>33,7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34582328796387">
            <text:p>3,35</text:p>
          </table:table-cell>
          <table:table-cell office:value-type="float" office:value="3.38">
            <text:p>3,38</text:p>
          </table:table-cell>
          <table:table-cell office:value-type="float" office:value="3.28">
            <text:p>3,28</text:p>
          </table:table-cell>
          <table:table-cell office:value-type="float" office:value="3.37">
            <text:p>3,37</text:p>
          </table:table-cell>
          <table:table-cell office:value-type="float" office:value="3.36">
            <text:p>3,36</text:p>
          </table:table-cell>
          <table:table-cell office:value-type="float" office:value="3.99">
            <text:p>3,9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346">
            <text:p>1346</text:p>
          </table:table-cell>
          <table:table-cell office:value-type="float" office:value="11.38">
            <text:p>11,38</text:p>
          </table:table-cell>
          <table:table-cell office:value-type="float" office:value="113.77">
            <text:p>113,77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11.2767181396484">
            <text:p>11,28</text:p>
          </table:table-cell>
          <table:table-cell office:value-type="float" office:value="11.252">
            <text:p>11,25</text:p>
          </table:table-cell>
          <table:table-cell office:value-type="float" office:value="11.33">
            <text:p>11,33</text:p>
          </table:table-cell>
          <table:table-cell office:value-type="float" office:value="11.38">
            <text:p>11,38</text:p>
          </table:table-cell>
          <table:table-cell office:value-type="float" office:value="11.34">
            <text:p>11,34</text:p>
          </table:table-cell>
          <table:table-cell office:value-type="float" office:value="16.04">
            <text:p>16,04</text:p>
          </table:table-cell>
          <table:table-cell table:number-columns-repeated="5"/>
          <table:table-cell office:value-type="float" office:value="74">
            <text:p>74</text:p>
          </table:table-cell>
          <table:table-cell table:number-columns-repeated="2" office:value-type="float" office:value="-0">
            <text:p>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310371518135071">
            <text:p>0,03</text:p>
          </table:table-cell>
          <table:table-cell office:value-type="float" office:value="0.048">
            <text:p>0,05</text:p>
          </table:table-cell>
          <table:table-cell office:value-type="float" office:value="0.03">
            <text:p>0,03</text:p>
          </table:table-cell>
          <table:table-cell office:value-type="float" office:value="-0">
            <text:p>0</text:p>
          </table:table-cell>
          <table:table-cell office:value-type="float" office:value="0.03">
            <text:p>0,03</text:p>
          </table:table-cell>
          <table:table-cell office:value-type="float" office:value="-2.91">
            <text:p>-2,9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356">
            <text:p>1356</text:p>
          </table:table-cell>
          <table:table-cell office:value-type="float" office:value="9.64">
            <text:p>9,64</text:p>
          </table:table-cell>
          <table:table-cell office:value-type="float" office:value="96.39">
            <text:p>96,39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9.54909229278564">
            <text:p>9,55</text:p>
          </table:table-cell>
          <table:table-cell office:value-type="float" office:value="9.532">
            <text:p>9,53</text:p>
          </table:table-cell>
          <table:table-cell office:value-type="float" office:value="9.57">
            <text:p>9,57</text:p>
          </table:table-cell>
          <table:table-cell office:value-type="float" office:value="9.64">
            <text:p>9,64</text:p>
          </table:table-cell>
          <table:table-cell office:value-type="float" office:value="9.65">
            <text:p>9,65</text:p>
          </table:table-cell>
          <table:table-cell office:value-type="float" office:value="13.9">
            <text:p>13,9</text:p>
          </table:table-cell>
          <table:table-cell table:number-columns-repeated="5"/>
          <table:table-cell office:value-type="float" office:value="75">
            <text:p>75</text:p>
          </table:table-cell>
          <table:table-cell office:value-type="float" office:value="2.42">
            <text:p>2,42</text:p>
          </table:table-cell>
          <table:table-cell office:value-type="float" office:value="24.17">
            <text:p>24,1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.31446027755737">
            <text:p>2,31</text:p>
          </table:table-cell>
          <table:table-cell office:value-type="float" office:value="2.345">
            <text:p>2,35</text:p>
          </table:table-cell>
          <table:table-cell office:value-type="float" office:value="2.38">
            <text:p>2,38</text:p>
          </table:table-cell>
          <table:table-cell table:number-columns-repeated="2" office:value-type="float" office:value="2.42">
            <text:p>2,42</text:p>
          </table:table-cell>
          <table:table-cell office:value-type="float" office:value="2.09">
            <text:p>2,0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389">
            <text:p>1389</text:p>
          </table:table-cell>
          <table:table-cell office:value-type="float" office:value="14.82">
            <text:p>14,82</text:p>
          </table:table-cell>
          <table:table-cell office:value-type="float" office:value="148.24">
            <text:p>148,24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14.6715612411499">
            <text:p>14,67</text:p>
          </table:table-cell>
          <table:table-cell office:value-type="float" office:value="14.831">
            <text:p>14,83</text:p>
          </table:table-cell>
          <table:table-cell office:value-type="float" office:value="14.67">
            <text:p>14,67</text:p>
          </table:table-cell>
          <table:table-cell office:value-type="float" office:value="14.82">
            <text:p>14,82</text:p>
          </table:table-cell>
          <table:table-cell office:value-type="float" office:value="14.6">
            <text:p>14,6</text:p>
          </table:table-cell>
          <table:table-cell office:value-type="float" office:value="16.48">
            <text:p>16,48</text:p>
          </table:table-cell>
          <table:table-cell table:number-columns-repeated="5"/>
          <table:table-cell office:value-type="float" office:value="183">
            <text:p>183</text:p>
          </table:table-cell>
          <table:table-cell office:value-type="float" office:value="6.62">
            <text:p>6,62</text:p>
          </table:table-cell>
          <table:table-cell office:value-type="float" office:value="66.2">
            <text:p>66,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6.48724555969238">
            <text:p>6,49</text:p>
          </table:table-cell>
          <table:table-cell office:value-type="float" office:value="6.581">
            <text:p>6,58</text:p>
          </table:table-cell>
          <table:table-cell office:value-type="float" office:value="6.5">
            <text:p>6,5</text:p>
          </table:table-cell>
          <table:table-cell office:value-type="float" office:value="6.62">
            <text:p>6,62</text:p>
          </table:table-cell>
          <table:table-cell office:value-type="float" office:value="6.52">
            <text:p>6,52</text:p>
          </table:table-cell>
          <table:table-cell office:value-type="float" office:value="5.89">
            <text:p>5,89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5">
            <text:p>5</text:p>
          </table:table-cell>
          <table:table-cell office:value-type="float" office:value="9.18">
            <text:p>9,18</text:p>
          </table:table-cell>
          <table:table-cell office:value-type="float" office:value="91.85">
            <text:p>91,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.11181640625">
            <text:p>9,11</text:p>
          </table:table-cell>
          <table:table-cell office:value-type="float" office:value="9.134">
            <text:p>9,13</text:p>
          </table:table-cell>
          <table:table-cell office:value-type="float" office:value="9.17">
            <text:p>9,17</text:p>
          </table:table-cell>
          <table:table-cell office:value-type="float" office:value="9.18">
            <text:p>9,18</text:p>
          </table:table-cell>
          <table:table-cell office:value-type="float" office:value="9.22">
            <text:p>9,22</text:p>
          </table:table-cell>
          <table:table-cell office:value-type="float" office:value="13.26">
            <text:p>13,26</text:p>
          </table:table-cell>
          <table:table-cell table:number-columns-repeated="5"/>
          <table:table-cell office:value-type="float" office:value="186">
            <text:p>186</text:p>
          </table:table-cell>
          <table:table-cell office:value-type="float" office:value="-1.73">
            <text:p>-1,73</text:p>
          </table:table-cell>
          <table:table-cell office:value-type="float" office:value="-17.32">
            <text:p>-17,3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1.72129881381989">
            <text:p>-1,72</text:p>
          </table:table-cell>
          <table:table-cell office:value-type="float" office:value="-1.749">
            <text:p>-1,75</text:p>
          </table:table-cell>
          <table:table-cell office:value-type="float" office:value="-1.7">
            <text:p>-1,7</text:p>
          </table:table-cell>
          <table:table-cell office:value-type="float" office:value="-1.73">
            <text:p>-1,73</text:p>
          </table:table-cell>
          <table:table-cell office:value-type="float" office:value="-1.66">
            <text:p>-1,66</text:p>
          </table:table-cell>
          <table:table-cell office:value-type="float" office:value="-0.48">
            <text:p>-0,4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511">
            <text:p>1511</text:p>
          </table:table-cell>
          <table:table-cell office:value-type="float" office:value="11.4">
            <text:p>11,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1.2871780395508">
            <text:p>11,29</text:p>
          </table:table-cell>
          <table:table-cell office:value-type="float" office:value="11.293">
            <text:p>11,29</text:p>
          </table:table-cell>
          <table:table-cell office:value-type="float" office:value="11.29">
            <text:p>11,29</text:p>
          </table:table-cell>
          <table:table-cell office:value-type="float" office:value="11.4">
            <text:p>11,4</text:p>
          </table:table-cell>
          <table:table-cell office:value-type="float" office:value="11.35">
            <text:p>11,35</text:p>
          </table:table-cell>
          <table:table-cell office:value-type="float" office:value="17.3">
            <text:p>17,3</text:p>
          </table:table-cell>
          <table:table-cell table:number-columns-repeated="5"/>
          <table:table-cell office:value-type="float" office:value="254">
            <text:p>254</text:p>
          </table:table-cell>
          <table:table-cell office:value-type="float" office:value="5.36">
            <text:p>5,36</text:p>
          </table:table-cell>
          <table:table-cell office:value-type="float" office:value="53.57">
            <text:p>53,5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5.25745344161987">
            <text:p>5,26</text:p>
          </table:table-cell>
          <table:table-cell office:value-type="float" office:value="5.303">
            <text:p>5,3</text:p>
          </table:table-cell>
          <table:table-cell office:value-type="float" office:value="5.29">
            <text:p>5,29</text:p>
          </table:table-cell>
          <table:table-cell table:number-columns-repeated="2" office:value-type="float" office:value="5.36">
            <text:p>5,36</text:p>
          </table:table-cell>
          <table:table-cell office:value-type="float" office:value="7.66">
            <text:p>7,66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522">
            <text:p>1522</text:p>
          </table:table-cell>
          <table:table-cell office:value-type="float" office:value="7.47">
            <text:p>7,47</text:p>
          </table:table-cell>
          <table:table-cell office:value-type="float" office:value="74.68">
            <text:p>74,68</text:p>
          </table:table-cell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7.37233924865723">
            <text:p>7,37</text:p>
          </table:table-cell>
          <table:table-cell office:value-type="float" office:value="7.368">
            <text:p>7,37</text:p>
          </table:table-cell>
          <table:table-cell office:value-type="float" office:value="7.39">
            <text:p>7,39</text:p>
          </table:table-cell>
          <table:table-cell office:value-type="float" office:value="7.47">
            <text:p>7,47</text:p>
          </table:table-cell>
          <table:table-cell office:value-type="float" office:value="7.52">
            <text:p>7,52</text:p>
          </table:table-cell>
          <table:table-cell office:value-type="float" office:value="11.28">
            <text:p>11,28</text:p>
          </table:table-cell>
          <table:table-cell table:number-columns-repeated="5"/>
          <table:table-cell office:value-type="float" office:value="379">
            <text:p>379</text:p>
          </table:table-cell>
          <table:table-cell office:value-type="float" office:value="2.65">
            <text:p>2,65</text:p>
          </table:table-cell>
          <table:table-cell office:value-type="float" office:value="26.5">
            <text:p>26,5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.67676448822021">
            <text:p>2,68</text:p>
          </table:table-cell>
          <table:table-cell office:value-type="float" office:value="2.67">
            <text:p>2,67</text:p>
          </table:table-cell>
          <table:table-cell office:value-type="float" office:value="2.66">
            <text:p>2,66</text:p>
          </table:table-cell>
          <table:table-cell office:value-type="float" office:value="2.65">
            <text:p>2,65</text:p>
          </table:table-cell>
          <table:table-cell office:value-type="float" office:value="2.72">
            <text:p>2,72</text:p>
          </table:table-cell>
          <table:table-cell office:value-type="float" office:value="4.54">
            <text:p>4,54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359">
            <text:p>359</text:p>
          </table:table-cell>
          <table:table-cell office:value-type="float" office:value="11.67">
            <text:p>11,67</text:p>
          </table:table-cell>
          <table:table-cell office:value-type="float" office:value="116.66">
            <text:p>116,6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1.5440759658813">
            <text:p>11,54</text:p>
          </table:table-cell>
          <table:table-cell office:value-type="float" office:value="11.57">
            <text:p>11,57</text:p>
          </table:table-cell>
          <table:table-cell office:value-type="float" office:value="11.58">
            <text:p>11,58</text:p>
          </table:table-cell>
          <table:table-cell office:value-type="float" office:value="11.67">
            <text:p>11,67</text:p>
          </table:table-cell>
          <table:table-cell office:value-type="float" office:value="11.69">
            <text:p>11,69</text:p>
          </table:table-cell>
          <table:table-cell office:value-type="float" office:value="15.08">
            <text:p>15,08</text:p>
          </table:table-cell>
          <table:table-cell table:number-columns-repeated="5"/>
          <table:table-cell office:value-type="float" office:value="482">
            <text:p>482</text:p>
          </table:table-cell>
          <table:table-cell office:value-type="float" office:value="0.82">
            <text:p>0,82</text:p>
          </table:table-cell>
          <table:table-cell office:value-type="float" office:value="8.25">
            <text:p>8,25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0.856397986412048">
            <text:p>0,86</text:p>
          </table:table-cell>
          <table:table-cell office:value-type="float" office:value="0.821">
            <text:p>0,82</text:p>
          </table:table-cell>
          <table:table-cell office:value-type="float" office:value="0.83">
            <text:p>0,83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2.8">
            <text:p>2,8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963">
            <text:p>1963</text:p>
          </table:table-cell>
          <table:table-cell office:value-type="float" office:value="16.49">
            <text:p>16,49</text:p>
          </table:table-cell>
          <table:table-cell office:value-type="float" office:value="164.89">
            <text:p>164,89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6.2372055053711">
            <text:p>16,24</text:p>
          </table:table-cell>
          <table:table-cell office:value-type="float" office:value="16.259">
            <text:p>16,26</text:p>
          </table:table-cell>
          <table:table-cell office:value-type="float" office:value="16.37">
            <text:p>16,37</text:p>
          </table:table-cell>
          <table:table-cell table:number-columns-repeated="2" office:value-type="float" office:value="16.49">
            <text:p>16,49</text:p>
          </table:table-cell>
          <table:table-cell office:value-type="float" office:value="22.07">
            <text:p>22,07</text:p>
          </table:table-cell>
          <table:table-cell table:number-columns-repeated="5"/>
          <table:table-cell office:value-type="float" office:value="785">
            <text:p>785</text:p>
          </table:table-cell>
          <table:table-cell office:value-type="float" office:value="-4.62">
            <text:p>-4,62</text:p>
          </table:table-cell>
          <table:table-cell office:value-type="float" office:value="-46.24">
            <text:p>-46,24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-4.56603240966797">
            <text:p>-4,57</text:p>
          </table:table-cell>
          <table:table-cell office:value-type="float" office:value="-4.561">
            <text:p>-4,56</text:p>
          </table:table-cell>
          <table:table-cell office:value-type="float" office:value="-4.65">
            <text:p>-4,65</text:p>
          </table:table-cell>
          <table:table-cell office:value-type="float" office:value="-4.62">
            <text:p>-4,62</text:p>
          </table:table-cell>
          <table:table-cell office:value-type="float" office:value="-4.65">
            <text:p>-4,65</text:p>
          </table:table-cell>
          <table:table-cell office:value-type="float" office:value="-9.31">
            <text:p>-9,31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float" office:value="1757">
            <text:p>1757</text:p>
          </table:table-cell>
          <table:table-cell office:value-type="float" office:value="15.46">
            <text:p>15,46</text:p>
          </table:table-cell>
          <table:table-cell office:value-type="float" office:value="154.56">
            <text:p>154,56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15.3378505706787">
            <text:p>15,34</text:p>
          </table:table-cell>
          <table:table-cell office:value-type="float" office:value="15.338">
            <text:p>15,34</text:p>
          </table:table-cell>
          <table:table-cell office:value-type="float" office:value="15.43">
            <text:p>15,43</text:p>
          </table:table-cell>
          <table:table-cell office:value-type="float" office:value="15.46">
            <text:p>15,46</text:p>
          </table:table-cell>
          <table:table-cell office:value-type="float" office:value="15.52">
            <text:p>15,52</text:p>
          </table:table-cell>
          <table:table-cell office:value-type="float" office:value="21.63">
            <text:p>21,63</text:p>
          </table:table-cell>
          <table:table-cell table:number-columns-repeated="5"/>
          <table:table-cell office:value-type="float" office:value="1351">
            <text:p>1351</text:p>
          </table:table-cell>
          <table:table-cell office:value-type="float" office:value="-6.64">
            <text:p>-6,64</text:p>
          </table:table-cell>
          <table:table-cell office:value-type="float" office:value="-66.42">
            <text:p>-66,42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-6.58760547637939">
            <text:p>-6,59</text:p>
          </table:table-cell>
          <table:table-cell office:value-type="float" office:value="-6.592">
            <text:p>-6,59</text:p>
          </table:table-cell>
          <table:table-cell table:number-columns-repeated="2" office:value-type="float" office:value="-6.64">
            <text:p>-6,64</text:p>
          </table:table-cell>
          <table:table-cell office:value-type="float" office:value="-6.67">
            <text:p>-6,67</text:p>
          </table:table-cell>
          <table:table-cell office:value-type="float" office:value="-8.21">
            <text:p>-8,2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Sheet1.AC127" table:end-x="2.048cm" table:end-y="0.325cm" draw:z-index="0" draw:style-name="gr1" draw:text-style-name="P1" svg:width="65.808cm" svg:height="35.723cm" svg:x="0cm" svg:y="0.28cm">
              <draw:object draw:notify-on-update-of-ranges="Sheet1.A2:Sheet1.A46 Sheet1.B2:Sheet1.B46 Sheet1.C2:Sheet1.C46 Sheet1.D2:Sheet1.D46 Sheet1.E2:Sheet1.E46 Sheet1.F2:Sheet1.F46 Sheet1.G2:Sheet1.G4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 office:value-type="float" office:value="2105">
            <text:p>2105</text:p>
          </table:table-cell>
          <table:table-cell office:value-type="float" office:value="11.29">
            <text:p>11,29</text:p>
          </table:table-cell>
          <table:table-cell office:value-type="float" office:value="112.93">
            <text:p>112,93</text:p>
          </table:table-cell>
        </table:table-row>
        <table:table-row table:style-name="ro1">
          <table:table-cell table:number-columns-repeated="12"/>
          <table:table-cell office:value-type="float" office:value="34">
            <text:p>34</text:p>
          </table:table-cell>
          <table:table-cell office:value-type="float" office:value="2.05">
            <text:p>2,05</text:p>
          </table:table-cell>
          <table:table-cell office:value-type="float" office:value="20.48">
            <text:p>20,4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1196">
            <text:p>1196</text:p>
          </table:table-cell>
          <table:table-cell office:value-type="float" office:value="17.31">
            <text:p>17,31</text:p>
          </table:table-cell>
          <table:table-cell office:value-type="float" office:value="173.1">
            <text:p>173,1</text:p>
          </table:table-cell>
        </table:table-row>
        <table:table-row table:style-name="ro1">
          <table:table-cell table:number-columns-repeated="12"/>
          <table:table-cell office:value-type="float" office:value="37">
            <text:p>37</text:p>
          </table:table-cell>
          <table:table-cell office:value-type="float" office:value="5.37">
            <text:p>5,37</text:p>
          </table:table-cell>
          <table:table-cell office:value-type="float" office:value="53.69">
            <text:p>53,6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565">
            <text:p>565</text:p>
          </table:table-cell>
          <table:table-cell office:value-type="float" office:value="14.04">
            <text:p>14,04</text:p>
          </table:table-cell>
          <table:table-cell office:value-type="float" office:value="140.44">
            <text:p>140,44</text:p>
          </table:table-cell>
        </table:table-row>
        <table:table-row table:style-name="ro1">
          <table:table-cell table:number-columns-repeated="12"/>
          <table:table-cell office:value-type="float" office:value="42">
            <text:p>42</text:p>
          </table:table-cell>
          <table:table-cell office:value-type="float" office:value="-0.78">
            <text:p>-0,78</text:p>
          </table:table-cell>
          <table:table-cell office:value-type="float" office:value="-7.84">
            <text:p>-7,8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1222">
            <text:p>1222</text:p>
          </table:table-cell>
          <table:table-cell office:value-type="float" office:value="11.49">
            <text:p>11,49</text:p>
          </table:table-cell>
          <table:table-cell office:value-type="float" office:value="114.92">
            <text:p>114,92</text:p>
          </table:table-cell>
        </table:table-row>
        <table:table-row table:style-name="ro1">
          <table:table-cell table:number-columns-repeated="12"/>
          <table:table-cell office:value-type="float" office:value="47">
            <text:p>47</text:p>
          </table:table-cell>
          <table:table-cell office:value-type="float" office:value="0.5">
            <text:p>0,5</text:p>
          </table:table-cell>
          <table:table-cell office:value-type="float" office:value="5.04">
            <text:p>5,0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835">
            <text:p>835</text:p>
          </table:table-cell>
          <table:table-cell office:value-type="float" office:value="19.25">
            <text:p>19,25</text:p>
          </table:table-cell>
          <table:table-cell office:value-type="float" office:value="192.54">
            <text:p>192,54</text:p>
          </table:table-cell>
        </table:table-row>
        <table:table-row table:style-name="ro1">
          <table:table-cell table:number-columns-repeated="12"/>
          <table:table-cell office:value-type="float" office:value="71">
            <text:p>71</text:p>
          </table:table-cell>
          <table:table-cell office:value-type="float" office:value="2.83">
            <text:p>2,83</text:p>
          </table:table-cell>
          <table:table-cell office:value-type="float" office:value="28.3">
            <text:p>28,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1345">
            <text:p>1345</text:p>
          </table:table-cell>
          <table:table-cell office:value-type="float" office:value="10.17">
            <text:p>10,17</text:p>
          </table:table-cell>
          <table:table-cell office:value-type="float" office:value="101.66">
            <text:p>101,66</text:p>
          </table:table-cell>
        </table:table-row>
        <table:table-row table:style-name="ro1">
          <table:table-cell table:number-columns-repeated="12"/>
          <table:table-cell office:value-type="float" office:value="72">
            <text:p>72</text:p>
          </table:table-cell>
          <table:table-cell office:value-type="float" office:value="3.36">
            <text:p>3,36</text:p>
          </table:table-cell>
          <table:table-cell office:value-type="float" office:value="33.61">
            <text:p>33,6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1346">
            <text:p>1346</text:p>
          </table:table-cell>
          <table:table-cell office:value-type="float" office:value="11.34">
            <text:p>11,34</text:p>
          </table:table-cell>
          <table:table-cell office:value-type="float" office:value="113.44">
            <text:p>113,44</text:p>
          </table:table-cell>
        </table:table-row>
        <table:table-row table:style-name="ro1">
          <table:table-cell table:number-columns-repeated="12"/>
          <table:table-cell office:value-type="float" office:value="74">
            <text:p>74</text:p>
          </table:table-cell>
          <table:table-cell office:value-type="float" office:value="0.03">
            <text:p>0,0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1356">
            <text:p>1356</text:p>
          </table:table-cell>
          <table:table-cell office:value-type="float" office:value="9.65">
            <text:p>9,65</text:p>
          </table:table-cell>
          <table:table-cell office:value-type="float" office:value="96.55">
            <text:p>96,55</text:p>
          </table:table-cell>
        </table:table-row>
        <table:table-row table:style-name="ro1">
          <table:table-cell table:number-columns-repeated="12"/>
          <table:table-cell office:value-type="float" office:value="75">
            <text:p>75</text:p>
          </table:table-cell>
          <table:table-cell office:value-type="float" office:value="2.42">
            <text:p>2,42</text:p>
          </table:table-cell>
          <table:table-cell office:value-type="float" office:value="24.2">
            <text:p>24,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1389">
            <text:p>1389</text:p>
          </table:table-cell>
          <table:table-cell office:value-type="float" office:value="14.6">
            <text:p>14,6</text:p>
          </table:table-cell>
          <table:table-cell office:value-type="float" office:value="146.01">
            <text:p>146,01</text:p>
          </table:table-cell>
        </table:table-row>
        <table:table-row table:style-name="ro1">
          <table:table-cell table:number-columns-repeated="12"/>
          <table:table-cell office:value-type="float" office:value="183">
            <text:p>183</text:p>
          </table:table-cell>
          <table:table-cell office:value-type="float" office:value="6.52">
            <text:p>6,52</text:p>
          </table:table-cell>
          <table:table-cell office:value-type="float" office:value="65.25">
            <text:p>65,2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5">
            <text:p>5</text:p>
          </table:table-cell>
          <table:table-cell office:value-type="float" office:value="9.22">
            <text:p>9,22</text:p>
          </table:table-cell>
          <table:table-cell office:value-type="float" office:value="92.18">
            <text:p>92,18</text:p>
          </table:table-cell>
        </table:table-row>
        <table:table-row table:style-name="ro1">
          <table:table-cell table:number-columns-repeated="12"/>
          <table:table-cell office:value-type="float" office:value="186">
            <text:p>186</text:p>
          </table:table-cell>
          <table:table-cell office:value-type="float" office:value="-1.66">
            <text:p>-1,66</text:p>
          </table:table-cell>
          <table:table-cell office:value-type="float" office:value="-16.57">
            <text:p>-16,5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1511">
            <text:p>1511</text:p>
          </table:table-cell>
          <table:table-cell office:value-type="float" office:value="11.35">
            <text:p>11,35</text:p>
          </table:table-cell>
          <table:table-cell office:value-type="float" office:value="113.52">
            <text:p>113,52</text:p>
          </table:table-cell>
        </table:table-row>
        <table:table-row table:style-name="ro1">
          <table:table-cell table:number-columns-repeated="12"/>
          <table:table-cell office:value-type="float" office:value="254">
            <text:p>254</text:p>
          </table:table-cell>
          <table:table-cell office:value-type="float" office:value="5.36">
            <text:p>5,36</text:p>
          </table:table-cell>
          <table:table-cell office:value-type="float" office:value="53.58">
            <text:p>53,5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1522">
            <text:p>1522</text:p>
          </table:table-cell>
          <table:table-cell office:value-type="float" office:value="7.52">
            <text:p>7,52</text:p>
          </table:table-cell>
          <table:table-cell office:value-type="float" office:value="75.22">
            <text:p>75,22</text:p>
          </table:table-cell>
        </table:table-row>
        <table:table-row table:style-name="ro1">
          <table:table-cell table:number-columns-repeated="12"/>
          <table:table-cell office:value-type="float" office:value="379">
            <text:p>379</text:p>
          </table:table-cell>
          <table:table-cell office:value-type="float" office:value="2.72">
            <text:p>2,72</text:p>
          </table:table-cell>
          <table:table-cell office:value-type="float" office:value="27.24">
            <text:p>27,2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359">
            <text:p>359</text:p>
          </table:table-cell>
          <table:table-cell office:value-type="float" office:value="11.69">
            <text:p>11,69</text:p>
          </table:table-cell>
          <table:table-cell office:value-type="float" office:value="116.95">
            <text:p>116,95</text:p>
          </table:table-cell>
        </table:table-row>
        <table:table-row table:style-name="ro1">
          <table:table-cell table:number-columns-repeated="12"/>
          <table:table-cell office:value-type="float" office:value="482">
            <text:p>482</text:p>
          </table:table-cell>
          <table:table-cell office:value-type="float" office:value="0.83">
            <text:p>0,83</text:p>
          </table:table-cell>
          <table:table-cell office:value-type="float" office:value="8.3">
            <text:p>8,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1963">
            <text:p>1963</text:p>
          </table:table-cell>
          <table:table-cell office:value-type="float" office:value="16.49">
            <text:p>16,49</text:p>
          </table:table-cell>
          <table:table-cell office:value-type="float" office:value="164.89">
            <text:p>164,89</text:p>
          </table:table-cell>
        </table:table-row>
        <table:table-row table:style-name="ro1">
          <table:table-cell table:number-columns-repeated="12"/>
          <table:table-cell office:value-type="float" office:value="785">
            <text:p>785</text:p>
          </table:table-cell>
          <table:table-cell office:value-type="float" office:value="-4.65">
            <text:p>-4,65</text:p>
          </table:table-cell>
          <table:table-cell office:value-type="float" office:value="-46.46">
            <text:p>-46,4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2"/>
          <table:table-cell office:value-type="float" office:value="1757">
            <text:p>1757</text:p>
          </table:table-cell>
          <table:table-cell office:value-type="float" office:value="15.52">
            <text:p>15,52</text:p>
          </table:table-cell>
          <table:table-cell office:value-type="float" office:value="155.15">
            <text:p>155,15</text:p>
          </table:table-cell>
        </table:table-row>
        <table:table-row table:style-name="ro1">
          <table:table-cell table:number-columns-repeated="12"/>
          <table:table-cell office:value-type="float" office:value="1351">
            <text:p>1351</text:p>
          </table:table-cell>
          <table:table-cell office:value-type="float" office:value="-6.67">
            <text:p>-6,67</text:p>
          </table:table-cell>
          <table:table-cell office:value-type="float" office:value="-66.68">
            <text:p>-66,68</text:p>
          </table:table-cell>
        </table:table-row>
        <table:table-row table:style-name="ro1" table:number-rows-repeated="39">
          <table:table-cell table:number-columns-repeated="15"/>
        </table:table-row>
        <table:table-row table:style-name="ro1">
          <table:table-cell office:value-type="string">
            <text:p>CL</text:p>
          </table:table-cell>
          <table:table-cell office:value-type="string">
            <text:p>VA:004_15_1</text:p>
          </table:table-cell>
          <table:table-cell office:value-type="string">
            <text:p>VA:004_15_3</text:p>
          </table:table-cell>
          <table:table-cell office:value-type="string">
            <text:p>VA:004_15_4</text:p>
          </table:table-cell>
          <table:table-cell office:value-type="string">
            <text:p>VA:004_15_5</text:p>
          </table:table-cell>
          <table:table-cell table:number-columns-repeated="10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3.89">
            <text:p>13,89</text:p>
          </table:table-cell>
          <table:table-cell office:value-type="float" office:value="14.42">
            <text:p>14,42</text:p>
          </table:table-cell>
          <table:table-cell office:value-type="float" office:value="14.6">
            <text:p>14,6</text:p>
          </table:table-cell>
          <table:table-cell office:value-type="float" office:value="15.02">
            <text:p>15,02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45">
            <text:p>2,45</text:p>
          </table:table-cell>
          <table:table-cell office:value-type="float" office:value="2.76">
            <text:p>2,76</text:p>
          </table:table-cell>
          <table:table-cell office:value-type="float" office:value="2.87">
            <text:p>2,87</text:p>
          </table:table-cell>
          <table:table-cell office:value-type="float" office:value="3">
            <text:p>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22.15">
            <text:p>22,15</text:p>
          </table:table-cell>
          <table:table-cell office:value-type="float" office:value="22.54">
            <text:p>22,54</text:p>
          </table:table-cell>
          <table:table-cell office:value-type="float" office:value="22.68">
            <text:p>22,68</text:p>
          </table:table-cell>
          <table:table-cell office:value-type="float" office:value="23.1">
            <text:p>23,1</text:p>
          </table:table-cell>
          <table:table-cell table:number-columns-repeated="10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.09">
            <text:p>10,09</text:p>
          </table:table-cell>
          <table:table-cell office:value-type="float" office:value="9.48">
            <text:p>9,48</text:p>
          </table:table-cell>
          <table:table-cell office:value-type="float" office:value="9.41">
            <text:p>9,41</text:p>
          </table:table-cell>
          <table:table-cell office:value-type="float" office:value="9.39">
            <text:p>9,39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8.13">
            <text:p>18,13</text:p>
          </table:table-cell>
          <table:table-cell office:value-type="float" office:value="18.09">
            <text:p>18,09</text:p>
          </table:table-cell>
          <table:table-cell office:value-type="float" office:value="18.05">
            <text:p>18,05</text:p>
          </table:table-cell>
          <table:table-cell office:value-type="float" office:value="18.07">
            <text:p>18,07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82">
            <text:p>0,82</text:p>
          </table:table-cell>
          <table:table-cell office:value-type="float" office:value="1.35">
            <text:p>1,35</text:p>
          </table:table-cell>
          <table:table-cell office:value-type="float" office:value="1.5">
            <text:p>1,5</text:p>
          </table:table-cell>
          <table:table-cell office:value-type="float" office:value="1.69">
            <text:p>1,69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8.57">
            <text:p>18,57</text:p>
          </table:table-cell>
          <table:table-cell office:value-type="float" office:value="18.96">
            <text:p>18,96</text:p>
          </table:table-cell>
          <table:table-cell office:value-type="float" office:value="19.08">
            <text:p>19,08</text:p>
          </table:table-cell>
          <table:table-cell office:value-type="float" office:value="19.14">
            <text:p>19,14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7">
            <text:p>0,47</text:p>
          </table:table-cell>
          <table:table-cell office:value-type="float" office:value="0.91">
            <text:p>0,91</text:p>
          </table:table-cell>
          <table:table-cell office:value-type="float" office:value="1.03">
            <text:p>1,03</text:p>
          </table:table-cell>
          <table:table-cell office:value-type="float" office:value="1.14">
            <text:p>1,1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23.76">
            <text:p>23,76</text:p>
          </table:table-cell>
          <table:table-cell office:value-type="float" office:value="24.67">
            <text:p>24,67</text:p>
          </table:table-cell>
          <table:table-cell office:value-type="float" office:value="24.99">
            <text:p>24,99</text:p>
          </table:table-cell>
          <table:table-cell office:value-type="float" office:value="25.24">
            <text:p>25,24</text:p>
          </table:table-cell>
          <table:table-cell table:number-columns-repeated="10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.71">
            <text:p>1,71</text:p>
          </table:table-cell>
          <table:table-cell office:value-type="float" office:value="1.64">
            <text:p>1,64</text:p>
          </table:table-cell>
          <table:table-cell office:value-type="float" office:value="1.73">
            <text:p>1,73</text:p>
          </table:table-cell>
          <table:table-cell office:value-type="float" office:value="1.63">
            <text:p>1,6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3.89">
            <text:p>13,89</text:p>
          </table:table-cell>
          <table:table-cell table:number-columns-repeated="2" office:value-type="float" office:value="13.86">
            <text:p>13,86</text:p>
          </table:table-cell>
          <table:table-cell office:value-type="float" office:value="13.91">
            <text:p>13,91</text:p>
          </table:table-cell>
          <table:table-cell table:number-columns-repeated="10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99">
            <text:p>3,99</text:p>
          </table:table-cell>
          <table:table-cell office:value-type="float" office:value="3.67">
            <text:p>3,67</text:p>
          </table:table-cell>
          <table:table-cell office:value-type="float" office:value="3.7">
            <text:p>3,7</text:p>
          </table:table-cell>
          <table:table-cell office:value-type="float" office:value="3.66">
            <text:p>3,66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6.04">
            <text:p>16,04</text:p>
          </table:table-cell>
          <table:table-cell office:value-type="float" office:value="16.19">
            <text:p>16,19</text:p>
          </table:table-cell>
          <table:table-cell office:value-type="float" office:value="16.3">
            <text:p>16,3</text:p>
          </table:table-cell>
          <table:table-cell office:value-type="float" office:value="16.49">
            <text:p>16,49</text:p>
          </table:table-cell>
          <table:table-cell table:number-columns-repeated="10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2.91">
            <text:p>-2,91</text:p>
          </table:table-cell>
          <table:table-cell office:value-type="float" office:value="-2.9">
            <text:p>-2,9</text:p>
          </table:table-cell>
          <table:table-cell office:value-type="float" office:value="-2.86">
            <text:p>-2,86</text:p>
          </table:table-cell>
          <table:table-cell office:value-type="float" office:value="-2.79">
            <text:p>-2,79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13.9">
            <text:p>13,9</text:p>
          </table:table-cell>
          <table:table-cell table:number-columns-repeated="2" office:value-type="float" office:value="14.19">
            <text:p>14,19</text:p>
          </table:table-cell>
          <table:table-cell office:value-type="float" office:value="14.28">
            <text:p>14,28</text:p>
          </table:table-cell>
          <table:table-cell table:number-columns-repeated="10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.09">
            <text:p>2,09</text:p>
          </table:table-cell>
          <table:table-cell office:value-type="float" office:value="2.16">
            <text:p>2,16</text:p>
          </table:table-cell>
          <table:table-cell table:number-columns-repeated="2" office:value-type="float" office:value="2.11">
            <text:p>2,11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6.48">
            <text:p>16,48</text:p>
          </table:table-cell>
          <table:table-cell office:value-type="float" office:value="16.87">
            <text:p>16,87</text:p>
          </table:table-cell>
          <table:table-cell office:value-type="float" office:value="17.11">
            <text:p>17,11</text:p>
          </table:table-cell>
          <table:table-cell office:value-type="float" office:value="17.36">
            <text:p>17,36</text:p>
          </table:table-cell>
          <table:table-cell table:number-columns-repeated="10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5.89">
            <text:p>5,89</text:p>
          </table:table-cell>
          <table:table-cell office:value-type="float" office:value="6.26">
            <text:p>6,26</text:p>
          </table:table-cell>
          <table:table-cell office:value-type="float" office:value="6.41">
            <text:p>6,41</text:p>
          </table:table-cell>
          <table:table-cell office:value-type="float" office:value="6.68">
            <text:p>6,68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.26">
            <text:p>13,26</text:p>
          </table:table-cell>
          <table:table-cell office:value-type="float" office:value="13.3">
            <text:p>13,3</text:p>
          </table:table-cell>
          <table:table-cell office:value-type="float" office:value="13.38">
            <text:p>13,38</text:p>
          </table:table-cell>
          <table:table-cell office:value-type="float" office:value="13.53">
            <text:p>13,53</text:p>
          </table:table-cell>
          <table:table-cell table:number-columns-repeated="10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0.48">
            <text:p>-0,48</text:p>
          </table:table-cell>
          <table:table-cell office:value-type="float" office:value="-0.8">
            <text:p>-0,8</text:p>
          </table:table-cell>
          <table:table-cell office:value-type="float" office:value="-0.93">
            <text:p>-0,93</text:p>
          </table:table-cell>
          <table:table-cell office:value-type="float" office:value="-1.04">
            <text:p>-1,0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7.3">
            <text:p>17,3</text:p>
          </table:table-cell>
          <table:table-cell office:value-type="float" office:value="17.65">
            <text:p>17,65</text:p>
          </table:table-cell>
          <table:table-cell office:value-type="float" office:value="17.68">
            <text:p>17,68</text:p>
          </table:table-cell>
          <table:table-cell office:value-type="float" office:value="17.86">
            <text:p>17,86</text:p>
          </table:table-cell>
          <table:table-cell table:number-columns-repeated="10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.66">
            <text:p>7,66</text:p>
          </table:table-cell>
          <table:table-cell office:value-type="float" office:value="7.47">
            <text:p>7,47</text:p>
          </table:table-cell>
          <table:table-cell office:value-type="float" office:value="7.43">
            <text:p>7,43</text:p>
          </table:table-cell>
          <table:table-cell office:value-type="float" office:value="7.27">
            <text:p>7,27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1.28">
            <text:p>11,28</text:p>
          </table:table-cell>
          <table:table-cell office:value-type="float" office:value="11.51">
            <text:p>11,51</text:p>
          </table:table-cell>
          <table:table-cell office:value-type="float" office:value="11.46">
            <text:p>11,46</text:p>
          </table:table-cell>
          <table:table-cell office:value-type="float" office:value="11.51">
            <text:p>11,51</text:p>
          </table:table-cell>
          <table:table-cell table:number-columns-repeated="10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4.54">
            <text:p>4,54</text:p>
          </table:table-cell>
          <table:table-cell office:value-type="float" office:value="4.82">
            <text:p>4,82</text:p>
          </table:table-cell>
          <table:table-cell office:value-type="float" office:value="4.87">
            <text:p>4,87</text:p>
          </table:table-cell>
          <table:table-cell office:value-type="float" office:value="4.83">
            <text:p>4,83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5.08">
            <text:p>15,08</text:p>
          </table:table-cell>
          <table:table-cell office:value-type="float" office:value="15.69">
            <text:p>15,69</text:p>
          </table:table-cell>
          <table:table-cell office:value-type="float" office:value="15.79">
            <text:p>15,79</text:p>
          </table:table-cell>
          <table:table-cell office:value-type="float" office:value="16.12">
            <text:p>16,12</text:p>
          </table:table-cell>
          <table:table-cell table:number-columns-repeated="10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.8">
            <text:p>2,8</text:p>
          </table:table-cell>
          <table:table-cell office:value-type="float" office:value="3.36">
            <text:p>3,36</text:p>
          </table:table-cell>
          <table:table-cell office:value-type="float" office:value="3.43">
            <text:p>3,43</text:p>
          </table:table-cell>
          <table:table-cell office:value-type="float" office:value="3.82">
            <text:p>3,82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22.07">
            <text:p>22,07</text:p>
          </table:table-cell>
          <table:table-cell office:value-type="float" office:value="22.6">
            <text:p>22,6</text:p>
          </table:table-cell>
          <table:table-cell office:value-type="float" office:value="22.84">
            <text:p>22,84</text:p>
          </table:table-cell>
          <table:table-cell office:value-type="float" office:value="23.13">
            <text:p>23,13</text:p>
          </table:table-cell>
          <table:table-cell table:number-columns-repeated="10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-9.31">
            <text:p>-9,31</text:p>
          </table:table-cell>
          <table:table-cell office:value-type="float" office:value="-8.6">
            <text:p>-8,6</text:p>
          </table:table-cell>
          <table:table-cell office:value-type="float" office:value="-8.48">
            <text:p>-8,48</text:p>
          </table:table-cell>
          <table:table-cell office:value-type="float" office:value="-8.25">
            <text:p>-8,25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21.63">
            <text:p>21,63</text:p>
          </table:table-cell>
          <table:table-cell office:value-type="float" office:value="22.63">
            <text:p>22,63</text:p>
          </table:table-cell>
          <table:table-cell office:value-type="float" office:value="22.85">
            <text:p>22,85</text:p>
          </table:table-cell>
          <table:table-cell office:value-type="float" office:value="23.39">
            <text:p>23,39</text:p>
          </table:table-cell>
          <table:table-cell table:number-columns-repeated="10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-8.21">
            <text:p>-8,21</text:p>
          </table:table-cell>
          <table:table-cell office:value-type="float" office:value="-8.62">
            <text:p>-8,62</text:p>
          </table:table-cell>
          <table:table-cell office:value-type="float" office:value="-8.77">
            <text:p>-8,77</text:p>
          </table:table-cell>
          <table:table-cell office:value-type="float" office:value="-8.99">
            <text:p>-8,99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>
            <draw:frame table:end-cell-address="Sheet1.R226" table:end-x="0.974cm" table:end-y="0.054cm" draw:z-index="1" draw:style-name="gr1" draw:text-style-name="P1" svg:width="39.793cm" svg:height="22.083cm" svg:x="0.101cm" svg:y="0.1cm">
              <draw:object draw:notify-on-update-of-ranges="Sheet1.A131:Sheet1.A175 Sheet1.B131:Sheet1.B175 Sheet1.C131:Sheet1.C175 Sheet1.D131:Sheet1.D175 Sheet1.E131:Sheet1.E17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4"/>
        </table:table-row>
        <table:table-row table:style-name="ro1" table:number-rows-repeated="104">
          <table:table-cell table:number-columns-repeated="15"/>
        </table:table-row>
        <table:table-row table:style-name="ro1">
          <table:table-cell table:style-name="ce2" office:value-type="string">
            <text:p>analizerCNN_ResNeXt_v0,5,0_Adam_Cross_004_15_1 <text:s/>(50) starting a branch training with lr=0,5</text:p>
          </table:table-cell>
          <table:table-cell table:number-columns-repeated="8"/>
          <table:table-cell table:style-name="ce2" office:value-type="string">
            <text:p>analizerCNN_ResNeXt_v0,5,0_Adam_Cross_004_15_4 (350)</text:p>
          </table:table-cell>
          <table:table-cell table:number-columns-repeated="5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3.89">
            <text:p>13,89</text:p>
          </table:table-cell>
          <table:table-cell table:number-columns-repeated="7"/>
          <table:table-cell office:value-type="float" office:value="89">
            <text:p>89</text:p>
          </table:table-cell>
          <table:table-cell office:value-type="float" office:value="15.02">
            <text:p>15,02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45">
            <text:p>2,45</text:p>
          </table:table-cell>
          <table:table-cell table:number-columns-repeated="7"/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22.15">
            <text:p>22,15</text:p>
          </table:table-cell>
          <table:table-cell table:number-columns-repeated="7"/>
          <table:table-cell office:value-type="float" office:value="1196">
            <text:p>1196</text:p>
          </table:table-cell>
          <table:table-cell office:value-type="float" office:value="23.1">
            <text:p>23,1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.09">
            <text:p>10,09</text:p>
          </table:table-cell>
          <table:table-cell table:number-columns-repeated="7"/>
          <table:table-cell office:value-type="float" office:value="37">
            <text:p>37</text:p>
          </table:table-cell>
          <table:table-cell office:value-type="float" office:value="9.39">
            <text:p>9,39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8.13">
            <text:p>18,13</text:p>
          </table:table-cell>
          <table:table-cell table:number-columns-repeated="7"/>
          <table:table-cell office:value-type="float" office:value="565">
            <text:p>565</text:p>
          </table:table-cell>
          <table:table-cell office:value-type="float" office:value="18.07">
            <text:p>18,07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82">
            <text:p>0,82</text:p>
          </table:table-cell>
          <table:table-cell table:number-columns-repeated="7"/>
          <table:table-cell office:value-type="float" office:value="42">
            <text:p>42</text:p>
          </table:table-cell>
          <table:table-cell office:value-type="float" office:value="1.69">
            <text:p>1,69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8.57">
            <text:p>18,57</text:p>
          </table:table-cell>
          <table:table-cell table:number-columns-repeated="7"/>
          <table:table-cell office:value-type="float" office:value="686">
            <text:p>686</text:p>
          </table:table-cell>
          <table:table-cell office:value-type="float" office:value="19.14">
            <text:p>19,14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47">
            <text:p>0,47</text:p>
          </table:table-cell>
          <table:table-cell table:number-columns-repeated="7"/>
          <table:table-cell office:value-type="float" office:value="47">
            <text:p>47</text:p>
          </table:table-cell>
          <table:table-cell office:value-type="float" office:value="1.14">
            <text:p>1,14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23.76">
            <text:p>23,76</text:p>
          </table:table-cell>
          <table:table-cell table:number-columns-repeated="7"/>
          <table:table-cell office:value-type="float" office:value="835">
            <text:p>835</text:p>
          </table:table-cell>
          <table:table-cell office:value-type="float" office:value="25.24">
            <text:p>25,24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.71">
            <text:p>1,71</text:p>
          </table:table-cell>
          <table:table-cell table:number-columns-repeated="7"/>
          <table:table-cell office:value-type="float" office:value="71">
            <text:p>71</text:p>
          </table:table-cell>
          <table:table-cell office:value-type="float" office:value="1.63">
            <text:p>1,6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3.89">
            <text:p>13,89</text:p>
          </table:table-cell>
          <table:table-cell table:number-columns-repeated="7"/>
          <table:table-cell office:value-type="float" office:value="1345">
            <text:p>1345</text:p>
          </table:table-cell>
          <table:table-cell office:value-type="float" office:value="13.91">
            <text:p>13,91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99">
            <text:p>3,99</text:p>
          </table:table-cell>
          <table:table-cell table:number-columns-repeated="7"/>
          <table:table-cell office:value-type="float" office:value="72">
            <text:p>72</text:p>
          </table:table-cell>
          <table:table-cell office:value-type="float" office:value="3.66">
            <text:p>3,66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6.04">
            <text:p>16,04</text:p>
          </table:table-cell>
          <table:table-cell table:number-columns-repeated="7"/>
          <table:table-cell office:value-type="float" office:value="1349">
            <text:p>1349</text:p>
          </table:table-cell>
          <table:table-cell office:value-type="float" office:value="16.49">
            <text:p>16,49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2.91">
            <text:p>-2,91</text:p>
          </table:table-cell>
          <table:table-cell table:number-columns-repeated="7"/>
          <table:table-cell office:value-type="float" office:value="74">
            <text:p>74</text:p>
          </table:table-cell>
          <table:table-cell office:value-type="float" office:value="-2.79">
            <text:p>-2,79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13.9">
            <text:p>13,9</text:p>
          </table:table-cell>
          <table:table-cell table:number-columns-repeated="7"/>
          <table:table-cell office:value-type="float" office:value="1356">
            <text:p>1356</text:p>
          </table:table-cell>
          <table:table-cell office:value-type="float" office:value="14.28">
            <text:p>14,28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.09">
            <text:p>2,09</text:p>
          </table:table-cell>
          <table:table-cell table:number-columns-repeated="7"/>
          <table:table-cell office:value-type="float" office:value="75">
            <text:p>75</text:p>
          </table:table-cell>
          <table:table-cell office:value-type="float" office:value="2.11">
            <text:p>2,11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6.48">
            <text:p>16,48</text:p>
          </table:table-cell>
          <table:table-cell table:number-columns-repeated="7"/>
          <table:table-cell office:value-type="float" office:value="1400">
            <text:p>1400</text:p>
          </table:table-cell>
          <table:table-cell office:value-type="float" office:value="17.36">
            <text:p>17,36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5.89">
            <text:p>5,89</text:p>
          </table:table-cell>
          <table:table-cell table:number-columns-repeated="7"/>
          <table:table-cell office:value-type="float" office:value="183">
            <text:p>183</text:p>
          </table:table-cell>
          <table:table-cell office:value-type="float" office:value="6.68">
            <text:p>6,68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.26">
            <text:p>13,26</text:p>
          </table:table-cell>
          <table:table-cell table:number-columns-repeated="7"/>
          <table:table-cell office:value-type="float" office:value="5">
            <text:p>5</text:p>
          </table:table-cell>
          <table:table-cell office:value-type="float" office:value="13.53">
            <text:p>13,53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0.48">
            <text:p>-0,48</text:p>
          </table:table-cell>
          <table:table-cell table:number-columns-repeated="7"/>
          <table:table-cell office:value-type="float" office:value="186">
            <text:p>186</text:p>
          </table:table-cell>
          <table:table-cell office:value-type="float" office:value="-1.04">
            <text:p>-1,04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7.3">
            <text:p>17,3</text:p>
          </table:table-cell>
          <table:table-cell table:number-columns-repeated="7"/>
          <table:table-cell office:value-type="float" office:value="1511">
            <text:p>1511</text:p>
          </table:table-cell>
          <table:table-cell office:value-type="float" office:value="17.86">
            <text:p>17,86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.66">
            <text:p>7,66</text:p>
          </table:table-cell>
          <table:table-cell table:number-columns-repeated="7"/>
          <table:table-cell office:value-type="float" office:value="254">
            <text:p>254</text:p>
          </table:table-cell>
          <table:table-cell office:value-type="float" office:value="7.27">
            <text:p>7,27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1.28">
            <text:p>11,28</text:p>
          </table:table-cell>
          <table:table-cell table:number-columns-repeated="7"/>
          <table:table-cell office:value-type="float" office:value="1522">
            <text:p>1522</text:p>
          </table:table-cell>
          <table:table-cell office:value-type="float" office:value="11.51">
            <text:p>11,51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4.54">
            <text:p>4,54</text:p>
          </table:table-cell>
          <table:table-cell table:number-columns-repeated="7"/>
          <table:table-cell office:value-type="float" office:value="379">
            <text:p>379</text:p>
          </table:table-cell>
          <table:table-cell office:value-type="float" office:value="4.83">
            <text:p>4,83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5.08">
            <text:p>15,08</text:p>
          </table:table-cell>
          <table:table-cell table:number-columns-repeated="7"/>
          <table:table-cell office:value-type="float" office:value="1890">
            <text:p>1890</text:p>
          </table:table-cell>
          <table:table-cell office:value-type="float" office:value="16.12">
            <text:p>16,12</text:p>
          </table:table-cell>
          <table:table-cell table:number-columns-repeated="4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.8">
            <text:p>2,8</text:p>
          </table:table-cell>
          <table:table-cell table:number-columns-repeated="7"/>
          <table:table-cell office:value-type="float" office:value="482">
            <text:p>482</text:p>
          </table:table-cell>
          <table:table-cell office:value-type="float" office:value="3.82">
            <text:p>3,8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22.07">
            <text:p>22,07</text:p>
          </table:table-cell>
          <table:table-cell table:number-columns-repeated="7"/>
          <table:table-cell office:value-type="float" office:value="1963">
            <text:p>1963</text:p>
          </table:table-cell>
          <table:table-cell office:value-type="float" office:value="23.13">
            <text:p>23,13</text:p>
          </table:table-cell>
          <table:table-cell table:number-columns-repeated="4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-9.31">
            <text:p>-9,31</text:p>
          </table:table-cell>
          <table:table-cell table:number-columns-repeated="7"/>
          <table:table-cell office:value-type="float" office:value="785">
            <text:p>785</text:p>
          </table:table-cell>
          <table:table-cell office:value-type="float" office:value="-8.25">
            <text:p>-8,25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21.63">
            <text:p>21,63</text:p>
          </table:table-cell>
          <table:table-cell table:number-columns-repeated="7"/>
          <table:table-cell office:value-type="float" office:value="1757">
            <text:p>1757</text:p>
          </table:table-cell>
          <table:table-cell office:value-type="float" office:value="23.39">
            <text:p>23,39</text:p>
          </table:table-cell>
          <table:table-cell table:number-columns-repeated="4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-8.21">
            <text:p>-8,21</text:p>
          </table:table-cell>
          <table:table-cell table:number-columns-repeated="7"/>
          <table:table-cell office:value-type="float" office:value="1351">
            <text:p>1351</text:p>
          </table:table-cell>
          <table:table-cell office:value-type="float" office:value="-8.99">
            <text:p>-8,99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" office:value-type="string">
            <text:p>analizerCNN_ResNeXt_v0,5,0_Adam_Cross_004_15_3 (150)</text:p>
          </table:table-cell>
          <table:table-cell table:number-columns-repeated="1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4.42">
            <text:p>14,42</text:p>
          </table:table-cell>
          <table:table-cell table:number-columns-repeated="1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76">
            <text:p>2,7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22.54">
            <text:p>22,54</text:p>
          </table:table-cell>
          <table:table-cell table:number-columns-repeated="1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.48">
            <text:p>9,4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8.09">
            <text:p>18,09</text:p>
          </table:table-cell>
          <table:table-cell table:number-columns-repeated="1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35">
            <text:p>1,35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8.96">
            <text:p>18,96</text:p>
          </table:table-cell>
          <table:table-cell table:number-columns-repeated="1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91">
            <text:p>0,9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24.67">
            <text:p>24,67</text:p>
          </table:table-cell>
          <table:table-cell table:number-columns-repeated="1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.64">
            <text:p>1,64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3.86">
            <text:p>13,86</text:p>
          </table:table-cell>
          <table:table-cell table:number-columns-repeated="1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67">
            <text:p>3,67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6.19">
            <text:p>16,19</text:p>
          </table:table-cell>
          <table:table-cell table:number-columns-repeated="1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2.9">
            <text:p>-2,9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14.19">
            <text:p>14,19</text:p>
          </table:table-cell>
          <table:table-cell table:number-columns-repeated="1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.16">
            <text:p>2,1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6.87">
            <text:p>16,87</text:p>
          </table:table-cell>
          <table:table-cell table:number-columns-repeated="1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6.26">
            <text:p>6,2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.3">
            <text:p>13,3</text:p>
          </table:table-cell>
          <table:table-cell table:number-columns-repeated="1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0.8">
            <text:p>-0,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7.65">
            <text:p>17,65</text:p>
          </table:table-cell>
          <table:table-cell table:number-columns-repeated="1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.47">
            <text:p>7,47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1.51">
            <text:p>11,51</text:p>
          </table:table-cell>
          <table:table-cell table:number-columns-repeated="1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4.82">
            <text:p>4,82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5.69">
            <text:p>15,69</text:p>
          </table:table-cell>
          <table:table-cell table:number-columns-repeated="13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.36">
            <text:p>3,3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22.6">
            <text:p>22,6</text:p>
          </table:table-cell>
          <table:table-cell table:number-columns-repeated="13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-8.6">
            <text:p>-8,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22.63">
            <text:p>22,63</text:p>
          </table:table-cell>
          <table:table-cell table:number-columns-repeated="13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-8.62">
            <text:p>-8,62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2" office:value-type="string">
            <text:p>analizerCNN_ResNeXt_v0,5,0_Adam_Cross_004_15_4</text:p>
          </table:table-cell>
          <table:table-cell table:number-columns-repeated="14"/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4.6">
            <text:p>14,6</text:p>
          </table:table-cell>
          <table:table-cell table:number-columns-repeated="1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87">
            <text:p>2,87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22.68">
            <text:p>22,68</text:p>
          </table:table-cell>
          <table:table-cell table:number-columns-repeated="1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9.41">
            <text:p>9,4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8.05">
            <text:p>18,05</text:p>
          </table:table-cell>
          <table:table-cell table:number-columns-repeated="1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5">
            <text:p>1,5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9.08">
            <text:p>19,08</text:p>
          </table:table-cell>
          <table:table-cell table:number-columns-repeated="1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03">
            <text:p>1,03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24.99">
            <text:p>24,99</text:p>
          </table:table-cell>
          <table:table-cell table:number-columns-repeated="13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.73">
            <text:p>1,73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13.86">
            <text:p>13,86</text:p>
          </table:table-cell>
          <table:table-cell table:number-columns-repeated="13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.7">
            <text:p>3,7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16.3">
            <text:p>16,3</text:p>
          </table:table-cell>
          <table:table-cell table:number-columns-repeated="13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-2.86">
            <text:p>-2,86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14.19">
            <text:p>14,19</text:p>
          </table:table-cell>
          <table:table-cell table:number-columns-repeated="13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.11">
            <text:p>2,1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7.11">
            <text:p>17,11</text:p>
          </table:table-cell>
          <table:table-cell table:number-columns-repeated="13"/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6.41">
            <text:p>6,41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.38">
            <text:p>13,38</text:p>
          </table:table-cell>
          <table:table-cell table:number-columns-repeated="13"/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-0.93">
            <text:p>-0,93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511">
            <text:p>1511</text:p>
          </table:table-cell>
          <table:table-cell office:value-type="float" office:value="17.68">
            <text:p>17,68</text:p>
          </table:table-cell>
          <table:table-cell table:number-columns-repeated="13"/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.43">
            <text:p>7,43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522">
            <text:p>1522</text:p>
          </table:table-cell>
          <table:table-cell office:value-type="float" office:value="11.46">
            <text:p>11,46</text:p>
          </table:table-cell>
          <table:table-cell table:number-columns-repeated="13"/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4.87">
            <text:p>4,87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5.79">
            <text:p>15,79</text:p>
          </table:table-cell>
          <table:table-cell table:number-columns-repeated="13"/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3.43">
            <text:p>3,43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22.84">
            <text:p>22,84</text:p>
          </table:table-cell>
          <table:table-cell table:number-columns-repeated="13"/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-8.48">
            <text:p>-8,4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22.85">
            <text:p>22,85</text:p>
          </table:table-cell>
          <table:table-cell table:number-columns-repeated="13"/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-8.77">
            <text:p>-8,77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2">22.06.2019</text:date>, <text:time>14:3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7M1S</meta:editing-duration>
    <meta:editing-cycles>27</meta:editing-cycles>
    <meta:generator>OpenOffice/4.1.5$Win32 OpenOffice.org_project/415m1$Build-9789</meta:generator>
    <dc:date>2019-06-22T14:35:27.21</dc:date>
    <meta:document-statistic meta:table-count="3" meta:cell-count="797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7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5.809cm" svg:height="35.724cm" xlink:href=".." xlink:type="simple" chart:class="chart:bar" chart:style-name="ch1">
        <chart:legend chart:legend-position="end" svg:x="63.519cm" svg:y="16.24cm" style:legend-expansion="high" chart:style-name="ch2"/>
        <chart:plot-area chart:style-name="ch3" table:cell-range-address="Sheet1.A2:Sheet1.G46" chart:data-source-has-labels="column" svg:x="1.766cm" svg:y="2.991cm" svg:width="59.121cm" svg:height="31.599cm">
          <chartooo:coordinate-region svg:x="2.387cm" svg:y="3.203cm" svg:width="58.5cm" svg:height="31.175cm"/>
          <chart:axis chart:dimension="x" chart:name="primary-x" chart:style-name="ch4" chartooo:axis-type="auto">
            <chartooo:date-scale/>
            <chart:categories table:cell-range-address="Sheet1.A2:Sheet1.A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46" chart:class="chart:bar">
            <chart:data-point chart:repeated="45"/>
          </chart:series>
          <chart:series chart:style-name="ch8" chart:values-cell-range-address="Sheet1.C2:Sheet1.C46" chart:class="chart:bar">
            <chart:data-point chart:repeated="45"/>
          </chart:series>
          <chart:series chart:style-name="ch9" chart:values-cell-range-address="Sheet1.D2:Sheet1.D46" chart:class="chart:bar">
            <chart:data-point chart:repeated="45"/>
          </chart:series>
          <chart:series chart:style-name="ch10" chart:values-cell-range-address="Sheet1.E2:Sheet1.E46" chart:class="chart:bar">
            <chart:data-point chart:repeated="45"/>
          </chart:series>
          <chart:series chart:style-name="ch11" chart:values-cell-range-address="Sheet1.F2:Sheet1.F46" chart:class="chart:bar">
            <chart:data-point chart:repeated="45"/>
          </chart:series>
          <chart:series chart:style-name="ch12" chart:values-cell-range-address="Sheet1.G2:Sheet1.G46" chart:class="chart:bar">
            <chart:data-point chart:repeated="4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CL</text:p>
                <draw:g>
                  <svg:desc>Sheet1.A2:Sheet1.A46</svg:desc>
                </draw:g>
              </table:table-cell>
              <table:table-cell office:value-type="float" office:value="NaN">
                <text:p>NaN</text:p>
                <draw:g>
                  <svg:desc>Sheet1.B2:Sheet1.B46</svg:desc>
                </draw:g>
              </table:table-cell>
              <table:table-cell office:value-type="float" office:value="NaN">
                <text:p>NaN</text:p>
                <draw:g>
                  <svg:desc>Sheet1.C2:Sheet1.C46</svg:desc>
                </draw:g>
              </table:table-cell>
              <table:table-cell office:value-type="float" office:value="NaN">
                <text:p>NaN</text:p>
                <draw:g>
                  <svg:desc>Sheet1.D2:Sheet1.D46</svg:desc>
                </draw:g>
              </table:table-cell>
              <table:table-cell office:value-type="float" office:value="NaN">
                <text:p>NaN</text:p>
                <draw:g>
                  <svg:desc>Sheet1.E2:Sheet1.E46</svg:desc>
                </draw:g>
              </table:table-cell>
              <table:table-cell office:value-type="float" office:value="NaN">
                <text:p>NaN</text:p>
                <draw:g>
                  <svg:desc>Sheet1.F2:Sheet1.F46</svg:desc>
                </draw:g>
              </table:table-cell>
              <table:table-cell office:value-type="float" office:value="NaN">
                <text:p>NaN</text:p>
                <draw:g>
                  <svg:desc>Sheet1.G2:Sheet1.G46</svg:desc>
                </draw:g>
              </table:table-cell>
            </table:table-row>
            <table:table-row>
              <table:table-cell office:value-type="float" office:value="2105">
                <text:p>2110</text:p>
              </table:table-cell>
              <table:table-cell office:value-type="float" office:value="11.0947532653809">
                <text:p>11.0947532653809</text:p>
              </table:table-cell>
              <table:table-cell office:value-type="float" office:value="11.101">
                <text:p>11.101</text:p>
              </table:table-cell>
              <table:table-cell office:value-type="float" office:value="11.19">
                <text:p>11.19</text:p>
              </table:table-cell>
              <table:table-cell office:value-type="float" office:value="11.21">
                <text:p>11.21</text:p>
              </table:table-cell>
              <table:table-cell office:value-type="float" office:value="11.29">
                <text:p>11.29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97302043437958">
                <text:p>1.97302043437958</text:p>
              </table:table-cell>
              <table:table-cell office:value-type="float" office:value="2.062">
                <text:p>2.062</text:p>
              </table:table-cell>
              <table:table-cell office:value-type="float" office:value="2.06">
                <text:p>2.06</text:p>
              </table:table-cell>
              <table:table-cell office:value-type="float" office:value="2.04">
                <text:p>2.04</text:p>
              </table:table-cell>
              <table:table-cell office:value-type="float" office:value="2.05">
                <text:p>2.0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96">
                <text:p>1200</text:p>
              </table:table-cell>
              <table:table-cell office:value-type="float" office:value="17.0631847381592">
                <text:p>17.0631847381592</text:p>
              </table:table-cell>
              <table:table-cell office:value-type="float" office:value="17.127">
                <text:p>17.127</text:p>
              </table:table-cell>
              <table:table-cell office:value-type="float" office:value="17.24">
                <text:p>17.24</text:p>
              </table:table-cell>
              <table:table-cell office:value-type="float" office:value="17.19">
                <text:p>17.19</text:p>
              </table:table-cell>
              <table:table-cell office:value-type="float" office:value="17.31">
                <text:p>17.31</text:p>
              </table:table-cell>
              <table:table-cell office:value-type="float" office:value="22.15">
                <text:p>22.1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5.4652099609375">
                <text:p>5.4652099609375</text:p>
              </table:table-cell>
              <table:table-cell office:value-type="float" office:value="5.462">
                <text:p>5.462</text:p>
              </table:table-cell>
              <table:table-cell office:value-type="float" office:value="5.39">
                <text:p>5.39</text:p>
              </table:table-cell>
              <table:table-cell office:value-type="float" office:value="5.34">
                <text:p>5.34</text:p>
              </table:table-cell>
              <table:table-cell office:value-type="float" office:value="5.37">
                <text:p>5.37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3.880934715271">
                <text:p>13.880934715271</text:p>
              </table:table-cell>
              <table:table-cell office:value-type="float" office:value="13.946">
                <text:p>13.946</text:p>
              </table:table-cell>
              <table:table-cell office:value-type="float" office:value="13.96">
                <text:p>13.96</text:p>
              </table:table-cell>
              <table:table-cell office:value-type="float" office:value="13.95">
                <text:p>13.95</text:p>
              </table:table-cell>
              <table:table-cell office:value-type="float" office:value="14.04">
                <text:p>14.04</text:p>
              </table:table-cell>
              <table:table-cell office:value-type="float" office:value="18.13">
                <text:p>18.13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0.813659429550171">
                <text:p>-0.813659429550171</text:p>
              </table:table-cell>
              <table:table-cell office:value-type="float" office:value="-0.784">
                <text:p>-0.784</text:p>
              </table:table-cell>
              <table:table-cell office:value-type="float" office:value="-0.86">
                <text:p>-0.86</text:p>
              </table:table-cell>
              <table:table-cell office:value-type="float" office:value="-0.77">
                <text:p>-0.77</text:p>
              </table:table-cell>
              <table:table-cell office:value-type="float" office:value="-0.78">
                <text:p>-0.7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22">
                <text:p>1220</text:p>
              </table:table-cell>
              <table:table-cell office:value-type="float" office:value="11.234582901001">
                <text:p>11.234582901001</text:p>
              </table:table-cell>
              <table:table-cell office:value-type="float" office:value="11.247">
                <text:p>11.247</text:p>
              </table:table-cell>
              <table:table-cell office:value-type="float" office:value="11.36">
                <text:p>11.36</text:p>
              </table:table-cell>
              <table:table-cell office:value-type="float" office:value="11.41">
                <text:p>11.41</text:p>
              </table:table-cell>
              <table:table-cell office:value-type="float" office:value="11.49">
                <text:p>11.49</text:p>
              </table:table-cell>
              <table:table-cell office:value-type="float" office:value="18.57">
                <text:p>18.5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3187495470047">
                <text:p>0.3187495470047</text:p>
              </table:table-cell>
              <table:table-cell office:value-type="float" office:value="0.386">
                <text:p>0.386</text:p>
              </table:table-cell>
              <table:table-cell office:value-type="float" office:value="0.4">
                <text:p>0.4</text:p>
              </table:table-cell>
              <table:table-cell office:value-type="float" office:value="0.46">
                <text:p>0.46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19.3464050292969">
                <text:p>19.3464050292969</text:p>
              </table:table-cell>
              <table:table-cell office:value-type="float" office:value="19.361">
                <text:p>19.361</text:p>
              </table:table-cell>
              <table:table-cell office:value-type="float" office:value="19.38">
                <text:p>19.38</text:p>
              </table:table-cell>
              <table:table-cell office:value-type="float" office:value="19.45">
                <text:p>19.45</text:p>
              </table:table-cell>
              <table:table-cell office:value-type="float" office:value="19.25">
                <text:p>19.25</text:p>
              </table:table-cell>
              <table:table-cell office:value-type="float" office:value="23.76">
                <text:p>23.7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2.93067264556885">
                <text:p>2.93067264556885</text:p>
              </table:table-cell>
              <table:table-cell office:value-type="float" office:value="3.073">
                <text:p>3.073</text:p>
              </table:table-cell>
              <table:table-cell office:value-type="float" office:value="3.05">
                <text:p>3.05</text:p>
              </table:table-cell>
              <table:table-cell office:value-type="float" office:value="2.99">
                <text:p>2.99</text:p>
              </table:table-cell>
              <table:table-cell office:value-type="float" office:value="2.83">
                <text:p>2.83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5">
                <text:p>1350</text:p>
              </table:table-cell>
              <table:table-cell office:value-type="float" office:value="9.90940189361572">
                <text:p>9.90940189361572</text:p>
              </table:table-cell>
              <table:table-cell office:value-type="float" office:value="9.938">
                <text:p>9.938</text:p>
              </table:table-cell>
              <table:table-cell office:value-type="float" office:value="9.98">
                <text:p>9.98</text:p>
              </table:table-cell>
              <table:table-cell office:value-type="float" office:value="10.07">
                <text:p>10.07</text:p>
              </table:table-cell>
              <table:table-cell office:value-type="float" office:value="10.17">
                <text:p>10.17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.34582328796387">
                <text:p>3.34582328796387</text:p>
              </table:table-cell>
              <table:table-cell office:value-type="float" office:value="3.38">
                <text:p>3.38</text:p>
              </table:table-cell>
              <table:table-cell office:value-type="float" office:value="3.28">
                <text:p>3.28</text:p>
              </table:table-cell>
              <table:table-cell office:value-type="float" office:value="3.37">
                <text:p>3.37</text:p>
              </table:table-cell>
              <table:table-cell office:value-type="float" office:value="3.36">
                <text:p>3.3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1">
                <text:p>1350</text:p>
              </table:table-cell>
              <table:table-cell office:value-type="float" office:value="11.2767181396484">
                <text:p>11.2767181396484</text:p>
              </table:table-cell>
              <table:table-cell office:value-type="float" office:value="11.252">
                <text:p>11.252</text:p>
              </table:table-cell>
              <table:table-cell office:value-type="float" office:value="11.33">
                <text:p>11.33</text:p>
              </table:table-cell>
              <table:table-cell office:value-type="float" office:value="11.38">
                <text:p>11.38</text:p>
              </table:table-cell>
              <table:table-cell office:value-type="float" office:value="11.34">
                <text:p>11.34</text:p>
              </table:table-cell>
              <table:table-cell office:value-type="float" office:value="16.04">
                <text:p>16.04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310371518135071">
                <text:p>0.0310371518135071</text:p>
              </table:table-cell>
              <table:table-cell office:value-type="float" office:value="0.048">
                <text:p>0.048</text:p>
              </table:table-cell>
              <table:table-cell office:value-type="float" office:value="0.03">
                <text:p>0.03</text:p>
              </table:table-cell>
              <table:table-cell office:value-type="float" office:value="-0">
                <text:p>-0</text:p>
              </table:table-cell>
              <table:table-cell office:value-type="float" office:value="0.03">
                <text:p>0.03</text:p>
              </table:table-cell>
              <table:table-cell office:value-type="float" office:value="-2.91">
                <text:p>-2.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6">
                <text:p>1360</text:p>
              </table:table-cell>
              <table:table-cell office:value-type="float" office:value="9.54909229278564">
                <text:p>9.54909229278564</text:p>
              </table:table-cell>
              <table:table-cell office:value-type="float" office:value="9.532">
                <text:p>9.532</text:p>
              </table:table-cell>
              <table:table-cell office:value-type="float" office:value="9.57">
                <text:p>9.57</text:p>
              </table:table-cell>
              <table:table-cell office:value-type="float" office:value="9.64">
                <text:p>9.64</text:p>
              </table:table-cell>
              <table:table-cell office:value-type="float" office:value="9.65">
                <text:p>9.65</text:p>
              </table:table-cell>
              <table:table-cell office:value-type="float" office:value="13.9">
                <text:p>13.9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31446027755737">
                <text:p>2.31446027755737</text:p>
              </table:table-cell>
              <table:table-cell office:value-type="float" office:value="2.345">
                <text:p>2.345</text:p>
              </table:table-cell>
              <table:table-cell office:value-type="float" office:value="2.38">
                <text:p>2.38</text:p>
              </table:table-cell>
              <table:table-cell office:value-type="float" office:value="2.42">
                <text:p>2.42</text:p>
              </table:table-cell>
              <table:table-cell office:value-type="float" office:value="2.42">
                <text:p>2.42</text:p>
              </table:table-cell>
              <table:table-cell office:value-type="float" office:value="2.09">
                <text:p>2.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89">
                <text:p>1390</text:p>
              </table:table-cell>
              <table:table-cell office:value-type="float" office:value="14.6715612411499">
                <text:p>14.6715612411499</text:p>
              </table:table-cell>
              <table:table-cell office:value-type="float" office:value="14.831">
                <text:p>14.831</text:p>
              </table:table-cell>
              <table:table-cell office:value-type="float" office:value="14.67">
                <text:p>14.67</text:p>
              </table:table-cell>
              <table:table-cell office:value-type="float" office:value="14.82">
                <text:p>14.82</text:p>
              </table:table-cell>
              <table:table-cell office:value-type="float" office:value="14.6">
                <text:p>14.6</text:p>
              </table:table-cell>
              <table:table-cell office:value-type="float" office:value="16.48">
                <text:p>16.4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6.48724555969238">
                <text:p>6.48724555969238</text:p>
              </table:table-cell>
              <table:table-cell office:value-type="float" office:value="6.581">
                <text:p>6.581</text:p>
              </table:table-cell>
              <table:table-cell office:value-type="float" office:value="6.5">
                <text:p>6.5</text:p>
              </table:table-cell>
              <table:table-cell office:value-type="float" office:value="6.62">
                <text:p>6.62</text:p>
              </table:table-cell>
              <table:table-cell office:value-type="float" office:value="6.52">
                <text:p>6.52</text:p>
              </table:table-cell>
              <table:table-cell office:value-type="float" office:value="5.89">
                <text:p>5.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.11181640625">
                <text:p>9.11181640625</text:p>
              </table:table-cell>
              <table:table-cell office:value-type="float" office:value="9.134">
                <text:p>9.134</text:p>
              </table:table-cell>
              <table:table-cell office:value-type="float" office:value="9.17">
                <text:p>9.17</text:p>
              </table:table-cell>
              <table:table-cell office:value-type="float" office:value="9.18">
                <text:p>9.18</text:p>
              </table:table-cell>
              <table:table-cell office:value-type="float" office:value="9.22">
                <text:p>9.22</text:p>
              </table:table-cell>
              <table:table-cell office:value-type="float" office:value="13.26">
                <text:p>13.2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-1.72129881381989">
                <text:p>-1.72129881381989</text:p>
              </table:table-cell>
              <table:table-cell office:value-type="float" office:value="-1.749">
                <text:p>-1.749</text:p>
              </table:table-cell>
              <table:table-cell office:value-type="float" office:value="-1.7">
                <text:p>-1.7</text:p>
              </table:table-cell>
              <table:table-cell office:value-type="float" office:value="-1.73">
                <text:p>-1.73</text:p>
              </table:table-cell>
              <table:table-cell office:value-type="float" office:value="-1.66">
                <text:p>-1.66</text:p>
              </table:table-cell>
              <table:table-cell office:value-type="float" office:value="-0.48">
                <text:p>-0.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1">
                <text:p>1510</text:p>
              </table:table-cell>
              <table:table-cell office:value-type="float" office:value="11.2871780395508">
                <text:p>11.2871780395508</text:p>
              </table:table-cell>
              <table:table-cell office:value-type="float" office:value="11.293">
                <text:p>11.293</text:p>
              </table:table-cell>
              <table:table-cell office:value-type="float" office:value="11.29">
                <text:p>11.29</text:p>
              </table:table-cell>
              <table:table-cell office:value-type="float" office:value="11.4">
                <text:p>11.4</text:p>
              </table:table-cell>
              <table:table-cell office:value-type="float" office:value="11.35">
                <text:p>11.35</text:p>
              </table:table-cell>
              <table:table-cell office:value-type="float" office:value="17.3">
                <text:p>17.3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5.25745344161987">
                <text:p>5.25745344161987</text:p>
              </table:table-cell>
              <table:table-cell office:value-type="float" office:value="5.303">
                <text:p>5.303</text:p>
              </table:table-cell>
              <table:table-cell office:value-type="float" office:value="5.29">
                <text:p>5.29</text:p>
              </table:table-cell>
              <table:table-cell office:value-type="float" office:value="5.36">
                <text:p>5.36</text:p>
              </table:table-cell>
              <table:table-cell office:value-type="float" office:value="5.36">
                <text:p>5.36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2">
                <text:p>1520</text:p>
              </table:table-cell>
              <table:table-cell office:value-type="float" office:value="7.37233924865723">
                <text:p>7.37233924865723</text:p>
              </table:table-cell>
              <table:table-cell office:value-type="float" office:value="7.368">
                <text:p>7.368</text:p>
              </table:table-cell>
              <table:table-cell office:value-type="float" office:value="7.39">
                <text:p>7.39</text:p>
              </table:table-cell>
              <table:table-cell office:value-type="float" office:value="7.47">
                <text:p>7.47</text:p>
              </table:table-cell>
              <table:table-cell office:value-type="float" office:value="7.52">
                <text:p>7.52</text:p>
              </table:table-cell>
              <table:table-cell office:value-type="float" office:value="11.28">
                <text:p>11.28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2.67676448822021">
                <text:p>2.67676448822021</text:p>
              </table:table-cell>
              <table:table-cell office:value-type="float" office:value="2.67">
                <text:p>2.67</text:p>
              </table:table-cell>
              <table:table-cell office:value-type="float" office:value="2.66">
                <text:p>2.66</text:p>
              </table:table-cell>
              <table:table-cell office:value-type="float" office:value="2.65">
                <text:p>2.65</text:p>
              </table:table-cell>
              <table:table-cell office:value-type="float" office:value="2.72">
                <text:p>2.7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1.5440759658813">
                <text:p>11.5440759658813</text:p>
              </table:table-cell>
              <table:table-cell office:value-type="float" office:value="11.57">
                <text:p>11.57</text:p>
              </table:table-cell>
              <table:table-cell office:value-type="float" office:value="11.58">
                <text:p>11.58</text:p>
              </table:table-cell>
              <table:table-cell office:value-type="float" office:value="11.67">
                <text:p>11.67</text:p>
              </table:table-cell>
              <table:table-cell office:value-type="float" office:value="11.69">
                <text:p>11.69</text:p>
              </table:table-cell>
              <table:table-cell office:value-type="float" office:value="15.08">
                <text:p>15.08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0.856397986412048">
                <text:p>0.856397986412048</text:p>
              </table:table-cell>
              <table:table-cell office:value-type="float" office:value="0.821">
                <text:p>0.821</text:p>
              </table:table-cell>
              <table:table-cell office:value-type="float" office:value="0.83">
                <text:p>0.83</text:p>
              </table:table-cell>
              <table:table-cell office:value-type="float" office:value="0.82">
                <text:p>0.82</text:p>
              </table:table-cell>
              <table:table-cell office:value-type="float" office:value="0.83">
                <text:p>0.83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16.2372055053711">
                <text:p>16.2372055053711</text:p>
              </table:table-cell>
              <table:table-cell office:value-type="float" office:value="16.259">
                <text:p>16.259</text:p>
              </table:table-cell>
              <table:table-cell office:value-type="float" office:value="16.37">
                <text:p>16.37</text:p>
              </table:table-cell>
              <table:table-cell office:value-type="float" office:value="16.49">
                <text:p>16.49</text:p>
              </table:table-cell>
              <table:table-cell office:value-type="float" office:value="16.49">
                <text:p>16.49</text:p>
              </table:table-cell>
              <table:table-cell office:value-type="float" office:value="22.07">
                <text:p>22.07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-4.56603240966797">
                <text:p>-4.56603240966797</text:p>
              </table:table-cell>
              <table:table-cell office:value-type="float" office:value="-4.561">
                <text:p>-4.561</text:p>
              </table:table-cell>
              <table:table-cell office:value-type="float" office:value="-4.65">
                <text:p>-4.65</text:p>
              </table:table-cell>
              <table:table-cell office:value-type="float" office:value="-4.62">
                <text:p>-4.62</text:p>
              </table:table-cell>
              <table:table-cell office:value-type="float" office:value="-4.65">
                <text:p>-4.65</text:p>
              </table:table-cell>
              <table:table-cell office:value-type="float" office:value="-9.31">
                <text:p>-9.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7">
                <text:p>1760</text:p>
              </table:table-cell>
              <table:table-cell office:value-type="float" office:value="15.3378505706787">
                <text:p>15.3378505706787</text:p>
              </table:table-cell>
              <table:table-cell office:value-type="float" office:value="15.338">
                <text:p>15.338</text:p>
              </table:table-cell>
              <table:table-cell office:value-type="float" office:value="15.43">
                <text:p>15.43</text:p>
              </table:table-cell>
              <table:table-cell office:value-type="float" office:value="15.46">
                <text:p>15.46</text:p>
              </table:table-cell>
              <table:table-cell office:value-type="float" office:value="15.52">
                <text:p>15.52</text:p>
              </table:table-cell>
              <table:table-cell office:value-type="float" office:value="21.63">
                <text:p>21.63</text:p>
              </table:table-cell>
            </table:table-row>
            <table:table-row>
              <table:table-cell office:value-type="float" office:value="1351">
                <text:p>1350</text:p>
              </table:table-cell>
              <table:table-cell office:value-type="float" office:value="-6.58760547637939">
                <text:p>-6.58760547637939</text:p>
              </table:table-cell>
              <table:table-cell office:value-type="float" office:value="-6.592">
                <text:p>-6.592</text:p>
              </table:table-cell>
              <table:table-cell office:value-type="float" office:value="-6.64">
                <text:p>-6.64</text:p>
              </table:table-cell>
              <table:table-cell office:value-type="float" office:value="-6.64">
                <text:p>-6.64</text:p>
              </table:table-cell>
              <table:table-cell office:value-type="float" office:value="-6.67">
                <text:p>-6.67</text:p>
              </table:table-cell>
              <table:table-cell office:value-type="float" office:value="-8.21">
                <text:p>-8.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9.794cm" svg:height="22.084cm" xlink:href=".." xlink:type="simple" chart:class="chart:bar" chart:style-name="ch1">
        <chart:legend chart:legend-position="end" svg:x="37.531cm" svg:y="9.944cm" style:legend-expansion="high" chart:style-name="ch2"/>
        <chart:plot-area chart:style-name="ch3" table:cell-range-address="Sheet1.A131:Sheet1.E175" chart:data-source-has-labels="column" svg:x="1.245cm" svg:y="1.899cm" svg:width="34.696cm" svg:height="19.324cm">
          <chartooo:coordinate-region svg:x="1.972cm" svg:y="2.111cm" svg:width="33.969cm" svg:height="18.9cm"/>
          <chart:axis chart:dimension="x" chart:name="primary-x" chart:style-name="ch4" chartooo:axis-type="auto">
            <chartooo:date-scale/>
            <chart:categories table:cell-range-address="Sheet1.A131:Sheet1.A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31:Sheet1.B175" chart:class="chart:bar">
            <chart:data-point chart:repeated="45"/>
          </chart:series>
          <chart:series chart:style-name="ch8" chart:values-cell-range-address="Sheet1.C131:Sheet1.C175" chart:class="chart:bar">
            <chart:data-point chart:repeated="45"/>
          </chart:series>
          <chart:series chart:style-name="ch9" chart:values-cell-range-address="Sheet1.D131:Sheet1.D175" chart:class="chart:bar">
            <chart:data-point chart:repeated="45"/>
          </chart:series>
          <chart:series chart:style-name="ch10" chart:values-cell-range-address="Sheet1.E131:Sheet1.E175" chart:class="chart:bar">
            <chart:data-point chart:repeated="4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L</text:p>
                <draw:g>
                  <svg:desc>Sheet1.A131:Sheet1.A175</svg:desc>
                </draw:g>
              </table:table-cell>
              <table:table-cell office:value-type="float" office:value="NaN">
                <text:p>NaN</text:p>
                <draw:g>
                  <svg:desc>Sheet1.B131:Sheet1.B175</svg:desc>
                </draw:g>
              </table:table-cell>
              <table:table-cell office:value-type="float" office:value="NaN">
                <text:p>NaN</text:p>
                <draw:g>
                  <svg:desc>Sheet1.C131:Sheet1.C175</svg:desc>
                </draw:g>
              </table:table-cell>
              <table:table-cell office:value-type="float" office:value="NaN">
                <text:p>NaN</text:p>
                <draw:g>
                  <svg:desc>Sheet1.D131:Sheet1.D175</svg:desc>
                </draw:g>
              </table:table-cell>
              <table:table-cell office:value-type="float" office:value="NaN">
                <text:p>NaN</text:p>
                <draw:g>
                  <svg:desc>Sheet1.E131:Sheet1.E175</svg:desc>
                </draw:g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3.89">
                <text:p>13.89</text:p>
              </table:table-cell>
              <table:table-cell office:value-type="float" office:value="14.42">
                <text:p>14.42</text:p>
              </table:table-cell>
              <table:table-cell office:value-type="float" office:value="14.6">
                <text:p>14.6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2.45">
                <text:p>2.45</text:p>
              </table:table-cell>
              <table:table-cell office:value-type="float" office:value="2.76">
                <text:p>2.76</text:p>
              </table:table-cell>
              <table:table-cell office:value-type="float" office:value="2.87">
                <text:p>2.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22.15">
                <text:p>22.15</text:p>
              </table:table-cell>
              <table:table-cell office:value-type="float" office:value="22.54">
                <text:p>22.54</text:p>
              </table:table-cell>
              <table:table-cell office:value-type="float" office:value="22.68">
                <text:p>22.68</text:p>
              </table:table-cell>
              <table:table-cell office:value-type="float" office:value="23.1">
                <text:p>23.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0.09">
                <text:p>10.09</text:p>
              </table:table-cell>
              <table:table-cell office:value-type="float" office:value="9.48">
                <text:p>9.48</text:p>
              </table:table-cell>
              <table:table-cell office:value-type="float" office:value="9.41">
                <text:p>9.4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8.13">
                <text:p>18.13</text:p>
              </table:table-cell>
              <table:table-cell office:value-type="float" office:value="18.09">
                <text:p>18.09</text:p>
              </table:table-cell>
              <table:table-cell office:value-type="float" office:value="18.05">
                <text:p>18.05</text:p>
              </table:table-cell>
              <table:table-cell office:value-type="float" office:value="18.07">
                <text:p>18.0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82">
                <text:p>0.82</text:p>
              </table:table-cell>
              <table:table-cell office:value-type="float" office:value="1.35">
                <text:p>1.35</text:p>
              </table:table-cell>
              <table:table-cell office:value-type="float" office:value="1.5">
                <text:p>1.5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18.57">
                <text:p>18.57</text:p>
              </table:table-cell>
              <table:table-cell office:value-type="float" office:value="18.96">
                <text:p>18.96</text:p>
              </table:table-cell>
              <table:table-cell office:value-type="float" office:value="19.08">
                <text:p>19.08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47">
                <text:p>0.47</text:p>
              </table:table-cell>
              <table:table-cell office:value-type="float" office:value="0.91">
                <text:p>0.91</text:p>
              </table:table-cell>
              <table:table-cell office:value-type="float" office:value="1.03">
                <text:p>1.0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23.76">
                <text:p>23.76</text:p>
              </table:table-cell>
              <table:table-cell office:value-type="float" office:value="24.67">
                <text:p>24.67</text:p>
              </table:table-cell>
              <table:table-cell office:value-type="float" office:value="24.99">
                <text:p>24.99</text:p>
              </table:table-cell>
              <table:table-cell office:value-type="float" office:value="25.24">
                <text:p>25.24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.71">
                <text:p>1.71</text:p>
              </table:table-cell>
              <table:table-cell office:value-type="float" office:value="1.64">
                <text:p>1.64</text:p>
              </table:table-cell>
              <table:table-cell office:value-type="float" office:value="1.73">
                <text:p>1.73</text:p>
              </table:table-cell>
              <table:table-cell office:value-type="float" office:value="1.63">
                <text:p>1.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5">
                <text:p>1350</text:p>
              </table:table-cell>
              <table:table-cell office:value-type="float" office:value="13.89">
                <text:p>13.89</text:p>
              </table:table-cell>
              <table:table-cell office:value-type="float" office:value="13.86">
                <text:p>13.86</text:p>
              </table:table-cell>
              <table:table-cell office:value-type="float" office:value="13.86">
                <text:p>13.86</text:p>
              </table:table-cell>
              <table:table-cell office:value-type="float" office:value="13.91">
                <text:p>13.91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3.99">
                <text:p>3.99</text:p>
              </table:table-cell>
              <table:table-cell office:value-type="float" office:value="3.67">
                <text:p>3.67</text:p>
              </table:table-cell>
              <table:table-cell office:value-type="float" office:value="3.7">
                <text:p>3.7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49">
                <text:p>1350</text:p>
              </table:table-cell>
              <table:table-cell office:value-type="float" office:value="16.04">
                <text:p>16.04</text:p>
              </table:table-cell>
              <table:table-cell office:value-type="float" office:value="16.19">
                <text:p>16.19</text:p>
              </table:table-cell>
              <table:table-cell office:value-type="float" office:value="16.3">
                <text:p>16.3</text:p>
              </table:table-cell>
              <table:table-cell office:value-type="float" office:value="16.49">
                <text:p>16.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-2.91">
                <text:p>-2.91</text:p>
              </table:table-cell>
              <table:table-cell office:value-type="float" office:value="-2.9">
                <text:p>-2.9</text:p>
              </table:table-cell>
              <table:table-cell office:value-type="float" office:value="-2.86">
                <text:p>-2.86</text:p>
              </table:table-cell>
              <table:table-cell office:value-type="float" office:value="-2.79">
                <text:p>-2.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56">
                <text:p>1360</text:p>
              </table:table-cell>
              <table:table-cell office:value-type="float" office:value="13.9">
                <text:p>13.9</text:p>
              </table:table-cell>
              <table:table-cell office:value-type="float" office:value="14.19">
                <text:p>14.19</text:p>
              </table:table-cell>
              <table:table-cell office:value-type="float" office:value="14.19">
                <text:p>14.19</text:p>
              </table:table-cell>
              <table:table-cell office:value-type="float" office:value="14.28">
                <text:p>14.2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2.09">
                <text:p>2.09</text:p>
              </table:table-cell>
              <table:table-cell office:value-type="float" office:value="2.16">
                <text:p>2.16</text:p>
              </table:table-cell>
              <table:table-cell office:value-type="float" office:value="2.11">
                <text:p>2.11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6.48">
                <text:p>16.48</text:p>
              </table:table-cell>
              <table:table-cell office:value-type="float" office:value="16.87">
                <text:p>16.87</text:p>
              </table:table-cell>
              <table:table-cell office:value-type="float" office:value="17.11">
                <text:p>17.11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5.89">
                <text:p>5.89</text:p>
              </table:table-cell>
              <table:table-cell office:value-type="float" office:value="6.26">
                <text:p>6.26</text:p>
              </table:table-cell>
              <table:table-cell office:value-type="float" office:value="6.41">
                <text:p>6.41</text:p>
              </table:table-cell>
              <table:table-cell office:value-type="float" office:value="6.68">
                <text:p>6.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3.26">
                <text:p>13.26</text:p>
              </table:table-cell>
              <table:table-cell office:value-type="float" office:value="13.3">
                <text:p>13.3</text:p>
              </table:table-cell>
              <table:table-cell office:value-type="float" office:value="13.38">
                <text:p>13.38</text:p>
              </table:table-cell>
              <table:table-cell office:value-type="float" office:value="13.53">
                <text:p>13.53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-0.48">
                <text:p>-0.48</text:p>
              </table:table-cell>
              <table:table-cell office:value-type="float" office:value="-0.8">
                <text:p>-0.8</text:p>
              </table:table-cell>
              <table:table-cell office:value-type="float" office:value="-0.93">
                <text:p>-0.9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11">
                <text:p>1510</text:p>
              </table:table-cell>
              <table:table-cell office:value-type="float" office:value="17.3">
                <text:p>17.3</text:p>
              </table:table-cell>
              <table:table-cell office:value-type="float" office:value="17.65">
                <text:p>17.65</text:p>
              </table:table-cell>
              <table:table-cell office:value-type="float" office:value="17.68">
                <text:p>17.68</text:p>
              </table:table-cell>
              <table:table-cell office:value-type="float" office:value="17.86">
                <text:p>17.86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7.66">
                <text:p>7.66</text:p>
              </table:table-cell>
              <table:table-cell office:value-type="float" office:value="7.47">
                <text:p>7.47</text:p>
              </table:table-cell>
              <table:table-cell office:value-type="float" office:value="7.43">
                <text:p>7.43</text:p>
              </table:table-cell>
              <table:table-cell office:value-type="float" office:value="7.27">
                <text:p>7.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22">
                <text:p>1520</text:p>
              </table:table-cell>
              <table:table-cell office:value-type="float" office:value="11.28">
                <text:p>11.28</text:p>
              </table:table-cell>
              <table:table-cell office:value-type="float" office:value="11.51">
                <text:p>11.51</text:p>
              </table:table-cell>
              <table:table-cell office:value-type="float" office:value="11.46">
                <text:p>11.46</text:p>
              </table:table-cell>
              <table:table-cell office:value-type="float" office:value="11.51">
                <text:p>11.51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4.54">
                <text:p>4.54</text:p>
              </table:table-cell>
              <table:table-cell office:value-type="float" office:value="4.82">
                <text:p>4.82</text:p>
              </table:table-cell>
              <table:table-cell office:value-type="float" office:value="4.87">
                <text:p>4.87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15.08">
                <text:p>15.08</text:p>
              </table:table-cell>
              <table:table-cell office:value-type="float" office:value="15.69">
                <text:p>15.69</text:p>
              </table:table-cell>
              <table:table-cell office:value-type="float" office:value="15.79">
                <text:p>15.79</text:p>
              </table:table-cell>
              <table:table-cell office:value-type="float" office:value="16.12">
                <text:p>16.12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.8">
                <text:p>2.8</text:p>
              </table:table-cell>
              <table:table-cell office:value-type="float" office:value="3.36">
                <text:p>3.36</text:p>
              </table:table-cell>
              <table:table-cell office:value-type="float" office:value="3.43">
                <text:p>3.43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63">
                <text:p>1960</text:p>
              </table:table-cell>
              <table:table-cell office:value-type="float" office:value="22.07">
                <text:p>22.07</text:p>
              </table:table-cell>
              <table:table-cell office:value-type="float" office:value="22.6">
                <text:p>22.6</text:p>
              </table:table-cell>
              <table:table-cell office:value-type="float" office:value="22.84">
                <text:p>22.84</text:p>
              </table:table-cell>
              <table:table-cell office:value-type="float" office:value="23.13">
                <text:p>23.13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-9.31">
                <text:p>-9.31</text:p>
              </table:table-cell>
              <table:table-cell office:value-type="float" office:value="-8.6">
                <text:p>-8.6</text:p>
              </table:table-cell>
              <table:table-cell office:value-type="float" office:value="-8.48">
                <text:p>-8.48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7">
                <text:p>1760</text:p>
              </table:table-cell>
              <table:table-cell office:value-type="float" office:value="21.63">
                <text:p>21.63</text:p>
              </table:table-cell>
              <table:table-cell office:value-type="float" office:value="22.63">
                <text:p>22.63</text:p>
              </table:table-cell>
              <table:table-cell office:value-type="float" office:value="22.85">
                <text:p>22.85</text:p>
              </table:table-cell>
              <table:table-cell office:value-type="float" office:value="23.39">
                <text:p>23.39</text:p>
              </table:table-cell>
            </table:table-row>
            <table:table-row>
              <table:table-cell office:value-type="float" office:value="1351">
                <text:p>1350</text:p>
              </table:table-cell>
              <table:table-cell office:value-type="float" office:value="-8.21">
                <text:p>-8.21</text:p>
              </table:table-cell>
              <table:table-cell office:value-type="float" office:value="-8.62">
                <text:p>-8.62</text:p>
              </table:table-cell>
              <table:table-cell office:value-type="float" office:value="-8.77">
                <text:p>-8.77</text:p>
              </table:table-cell>
              <table:table-cell office:value-type="float" office:value="-8.99">
                <text:p>-8.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